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1" svg:font-family="Lato, apple-system, BlinkMacSystemFont, 'Segoe UI', Roboto, Oxygen, Ubuntu, Cantarell, 'Fira Sans', 'Droid Sans', 'Helvetica Neue', sans-serif"/>
    <style:font-face style:name="Lato2" svg:font-family="Lato, sans-serif"/>
    <style:font-face style:name="SFMono-Regular" svg:font-family="SFMono-Regular, Consolas, 'Roboto Mono', 'Droid Sans Mono', 'Liberation Mono', Menlo, Courier, monospace"/>
    <style:font-face style:name="monospace" svg:font-family="monospace, monospace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FMono-Regular1" svg:font-family="SFMono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ato3" svg:font-family="Lato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2" svg:font-family="SFMono-Regular" style:font-family-generic="system" style:font-pitch="variable"/>
  </office:font-face-decls>
  <office:automatic-styles>
    <style:style style:name="P1" style:family="paragraph" style:parent-style-name="Standard">
      <style:text-properties officeooo:paragraph-rsid="00177634"/>
    </style:style>
    <style:style style:name="P2" style:family="paragraph" style:parent-style-name="Standard">
      <style:text-properties fo:font-size="18pt" fo:font-weight="bold" officeooo:rsid="00177634" officeooo:paragraph-rsid="00177634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198in"/>
      <style:text-properties fo:font-size="13pt" style:text-underline-style="solid" style:text-underline-width="auto" style:text-underline-color="font-color" officeooo:paragraph-rsid="001c6544" fo:background-color="#81d41a" style:font-size-asian="13pt" style:font-size-complex="13pt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2a258c" fo:background-color="#fffffe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00"/>
    </style:style>
    <style:style style:name="P7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8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00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style:line-height-at-least="0.198in"/>
      <style:text-properties fo:color="#a31515" style:font-name="Consolas" fo:font-size="10.5pt" fo:font-weight="normal" fo:background-color="#fffffe"/>
    </style:style>
    <style:style style:name="P11" style:family="paragraph" style:parent-style-name="Standard">
      <style:paragraph-properties style:line-height-at-least="0.198in"/>
      <style:text-properties fo:background-color="#ffff00"/>
    </style:style>
    <style:style style:name="P12" style:family="paragraph" style:parent-style-name="Standard">
      <style:paragraph-properties fo:margin-left="0in" fo:margin-right="0in" fo:line-height="145%" fo:orphans="2" fo:widows="2" fo:text-indent="0in" style:auto-text-indent="false"/>
      <style:text-properties fo:color="#000000" style:font-name="Consolas" fo:font-size="10.5pt" fo:font-weight="normal" officeooo:rsid="001d8d2f" officeooo:paragraph-rsid="001d8d2f" fo:background-color="#fffffe"/>
    </style:style>
    <style:style style:name="P13" style:family="paragraph" style:parent-style-name="Standard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font-size="12pt" fo:letter-spacing="normal" fo:font-style="normal" fo:font-weight="normal" officeooo:rsid="001d8d2f" officeooo:paragraph-rsid="001f9bdf" fo:background-color="#ffff00" style:font-style-asian="normal" style:font-weight-asian="normal" style:font-name-complex="Lato3"/>
    </style:style>
    <style:style style:name="P14" style:family="paragraph" style:parent-style-name="Standard">
      <style:paragraph-properties fo:margin-left="0in" fo:margin-right="0in" fo:line-height="145%" fo:orphans="2" fo:widows="2" fo:text-indent="0in" style:auto-text-indent="false"/>
      <style:text-properties fo:font-variant="normal" fo:text-transform="none" fo:color="#008000" style:font-name="Consolas" fo:font-size="10.5pt" fo:letter-spacing="normal" fo:font-style="italic" style:text-underline-style="solid" style:text-underline-width="auto" style:text-underline-color="font-color" fo:font-weight="normal" officeooo:rsid="0025de6d" officeooo:paragraph-rsid="0025de6d" fo:background-color="#fffffe" style:font-size-asian="13pt" style:font-style-asian="italic" style:font-weight-asian="bold" style:font-name-complex="Lato3" style:font-size-complex="13pt" style:font-style-complex="italic" style:font-weight-complex="bold"/>
    </style:style>
    <style:style style:name="P15" style:family="paragraph" style:parent-style-name="Standard">
      <style:paragraph-properties fo:margin-left="0in" fo:margin-right="0in" fo:line-height="145%" fo:orphans="2" fo:widows="2" fo:text-indent="0in" style:auto-text-indent="false"/>
      <style:text-properties fo:font-variant="normal" fo:text-transform="none" fo:color="#000000" style:font-name="Consolas" fo:font-size="10.5pt" fo:letter-spacing="normal" fo:font-style="italic" style:text-underline-style="solid" style:text-underline-width="auto" style:text-underline-color="font-color" fo:font-weight="normal" officeooo:rsid="0025de6d" officeooo:paragraph-rsid="0025de6d" fo:background-color="#fffffe" style:font-size-asian="13pt" style:font-style-asian="italic" style:font-weight-asian="bold" style:font-name-complex="Lato3" style:font-size-complex="13pt" style:font-style-complex="italic" style:font-weight-complex="bold"/>
    </style:style>
    <style:style style:name="P16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Consolas" fo:font-size="10.5pt" fo:letter-spacing="normal" fo:font-style="italic" style:text-underline-style="solid" style:text-underline-width="auto" style:text-underline-color="font-color" fo:font-weight="normal" officeooo:rsid="0025de6d" officeooo:paragraph-rsid="002a258c" fo:background-color="#fffffe" style:font-size-asian="13pt" style:font-style-asian="italic" style:font-weight-asian="bold" style:font-name-complex="Lato3" style:font-size-complex="13pt" style:font-style-complex="italic" style:font-weight-complex="bold"/>
    </style:style>
    <style:style style:name="P17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Consolas" fo:font-size="10.5pt" fo:letter-spacing="normal" fo:font-style="normal" style:text-underline-style="solid" style:text-underline-width="auto" style:text-underline-color="font-color" fo:font-weight="normal" officeooo:rsid="0025de6d" officeooo:paragraph-rsid="002a258c" fo:background-color="#fffffe" style:font-size-asian="13pt" style:font-style-asian="italic" style:font-weight-asian="bold" style:font-name-complex="Lato3" style:font-size-complex="13pt" style:font-style-complex="italic" style:font-weight-complex="bold"/>
    </style:style>
    <style:style style:name="P18" style:family="paragraph" style:parent-style-name="Standard">
      <style:paragraph-properties fo:margin-left="0in" fo:margin-right="0in" fo:line-height="145%" fo:orphans="2" fo:widows="2" fo:text-indent="0in" style:auto-text-indent="false"/>
      <style:text-properties fo:font-variant="normal" fo:text-transform="none" fo:color="#0000ff" style:font-name="Consolas" fo:font-size="10.5pt" fo:letter-spacing="normal" fo:font-style="italic" style:text-underline-style="solid" style:text-underline-width="auto" style:text-underline-color="font-color" fo:font-weight="normal" officeooo:rsid="0025de6d" officeooo:paragraph-rsid="0025de6d" fo:background-color="#fffffe" style:font-size-asian="13pt" style:font-style-asian="italic" style:font-weight-asian="bold" style:font-name-complex="Lato3" style:font-size-complex="13pt" style:font-style-complex="italic" style:font-weight-complex="bold"/>
    </style:style>
    <style:style style:name="P19" style:family="paragraph" style:parent-style-name="Text_20_body">
      <style:paragraph-properties fo:margin-left="0in" fo:margin-right="0in" fo:line-height="145%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line-height="145%" fo:orphans="2" fo:widows="2" fo:text-indent="0in" style:auto-text-indent="false"/>
      <style:text-properties officeooo:paragraph-rsid="00185bb8"/>
    </style:style>
    <style:style style:name="P21" style:family="paragraph" style:parent-style-name="Text_20_body">
      <style:paragraph-properties fo:margin-left="0in" fo:margin-right="0in" fo:line-height="145%" fo:orphans="2" fo:widows="2" fo:text-indent="0in" style:auto-text-indent="false"/>
      <style:text-properties officeooo:paragraph-rsid="0018ca1d"/>
    </style:style>
    <style:style style:name="P22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4pt" fo:letter-spacing="normal" fo:font-style="italic" fo:font-weight="bold" officeooo:rsid="00177634" officeooo:paragraph-rsid="0018ca1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25de6d" officeooo:paragraph-rsid="002a258c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24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font-size="14pt" fo:letter-spacing="normal" fo:font-style="normal" fo:font-weight="normal" officeooo:rsid="00177634" officeooo:paragraph-rsid="0018ca1d" fo:background-color="#ffff00" style:font-size-asian="14pt" style:font-style-asian="normal" style:font-weight-asian="normal" style:font-name-complex="Lato3" style:font-size-complex="14pt" style:font-style-complex="italic" style:font-weight-complex="bold"/>
    </style:style>
    <style:style style:name="P25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letter-spacing="normal" fo:font-style="normal" fo:font-weight="normal" officeooo:paragraph-rsid="00185bb8" fo:background-color="#ffff00" style:font-style-asian="normal" style:font-weight-asian="normal" style:font-name-complex="Lato3"/>
    </style:style>
    <style:style style:name="P26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letter-spacing="normal" fo:font-style="normal" fo:font-weight="normal" officeooo:paragraph-rsid="0018ca1d" fo:background-color="#ffff00" style:font-style-asian="normal" style:font-weight-asian="normal" style:font-name-complex="Lato3"/>
    </style:style>
    <style:style style:name="P27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letter-spacing="normal" fo:font-style="normal" fo:font-weight="normal" officeooo:rsid="001d8d2f" officeooo:paragraph-rsid="001d8d2f" fo:background-color="#ffff00" style:font-style-asian="normal" style:font-weight-asian="normal" style:font-name-complex="Lato3"/>
    </style:style>
    <style:style style:name="P28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font-size="12pt" fo:letter-spacing="normal" fo:font-style="normal" fo:font-weight="normal" officeooo:rsid="001d8d2f" officeooo:paragraph-rsid="001f9bdf" fo:background-color="#ffff00" style:font-style-asian="normal" style:font-weight-asian="normal" style:font-name-complex="Lato3"/>
    </style:style>
    <style:style style:name="P29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font-size="13pt" fo:letter-spacing="normal" fo:font-style="italic" style:text-underline-style="solid" style:text-underline-width="auto" style:text-underline-color="font-color" fo:font-weight="bold" officeooo:rsid="0025de6d" officeooo:paragraph-rsid="0025de6d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30" style:family="paragraph" style:parent-style-name="Text_20_body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 officeooo:rsid="001d8d2f" officeooo:paragraph-rsid="001f8026" fo:background-color="#ffff00" style:font-style-asian="normal" style:font-weight-asian="normal" style:font-name-complex="Lato3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/>
    </style:style>
    <style:style style:name="P32" style:family="paragraph" style:parent-style-name="Text_20_body">
      <style:paragraph-properties fo:margin-left="0in" fo:margin-right="0in" fo:line-height="145%" fo:orphans="2" fo:widows="2" fo:text-indent="0in" style:auto-text-indent="false"/>
      <style:text-properties officeooo:rsid="001d8d2f" officeooo:paragraph-rsid="001d8d2f"/>
    </style:style>
    <style:style style:name="P33" style:family="paragraph" style:parent-style-name="Text_20_body">
      <style:paragraph-properties fo:margin-left="0in" fo:margin-right="0in" fo:line-height="145%" fo:orphans="2" fo:widows="2" fo:text-indent="0in" style:auto-text-indent="false"/>
      <style:text-properties officeooo:rsid="001d8d2f" officeooo:paragraph-rsid="001f8026"/>
    </style:style>
    <style:style style:name="P34" style:family="paragraph" style:parent-style-name="Text_20_body">
      <style:paragraph-properties fo:margin-left="0in" fo:margin-right="0in" fo:line-height="145%" fo:orphans="2" fo:widows="2" fo:text-indent="0in" style:auto-text-indent="false"/>
      <style:text-properties officeooo:rsid="001d8d2f" officeooo:paragraph-rsid="001f9bdf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/>
    </style:style>
    <style:style style:name="P3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/>
    </style:style>
    <style:style style:name="P3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 officeooo:rsid="00341397" officeooo:paragraph-rsid="00341397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/>
      <style:text-properties fo:font-variant="normal" fo:text-transform="none" fo:color="#485768" style:font-name="Lato2" fo:font-size="12pt" fo:letter-spacing="normal" fo:font-style="normal" fo:font-weight="normal" officeooo:rsid="0037b4ac" officeooo:paragraph-rsid="0037b4ac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45%" fo:orphans="2" fo:widows="2" fo:text-indent="0in" style:auto-text-indent="false"/>
      <style:text-properties fo:font-variant="normal" fo:text-transform="none" fo:color="#485768" style:font-name="Lato" fo:font-size="14pt" fo:letter-spacing="normal" fo:font-style="italic" style:text-underline-style="solid" style:text-underline-width="auto" style:text-underline-color="font-color" fo:font-weight="bold" officeooo:paragraph-rsid="0018ca1d" fo:background-color="#81d41a" style:font-size-asian="14pt" style:font-style-asian="italic" style:font-weight-asian="bold" style:font-name-complex="Lato3" style:font-size-complex="14pt"/>
    </style:style>
    <style:style style:name="P4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onsolas" fo:font-size="10.5pt" fo:letter-spacing="normal" fo:font-style="normal" fo:font-weight="normal" officeooo:rsid="00341397" officeooo:paragraph-rsid="00341397" fo:background-color="#fffffe"/>
    </style:style>
    <style:style style:name="P42" style:family="paragraph" style:parent-style-name="Heading_20_2">
      <style:paragraph-properties fo:margin-left="0in" fo:margin-right="0in" fo:margin-top="0in" fo:margin-bottom="0in" loext:contextual-spacing="false" fo:line-height="110%" fo:text-align="center" style:justify-single-word="false" fo:orphans="2" fo:widows="2" fo:text-indent="0in" style:auto-text-indent="false"/>
      <style:text-properties fo:font-variant="normal" fo:text-transform="none" fo:color="#485768" fo:font-size="14pt" fo:letter-spacing="normal" fo:font-style="italic" style:text-underline-style="solid" style:text-underline-width="auto" style:text-underline-color="font-color" officeooo:paragraph-rsid="0018ca1d" fo:background-color="#81d41a" style:font-name-asian="Courier New1" style:font-size-asian="14pt" style:font-style-asian="italic" style:font-name-complex="Liberation Serif1" style:font-size-complex="14pt"/>
    </style:style>
    <style:style style:name="P43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bcb7c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4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c95f8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5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e98f4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6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2d026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7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6eaa4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8" style:family="paragraph" style:parent-style-name="Heading_20_2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ee6ef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49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c95f8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0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e98f4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1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2d026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2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6eaa4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3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ee6ef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4" style:family="paragraph" style:parent-style-name="Standard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officeooo:paragraph-rsid="0036eaa4"/>
    </style:style>
    <style:style style:name="P5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bcb7c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6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c95f8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7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2e98f4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8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08f3b6" officeooo:paragraph-rsid="003ee6ef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59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officeooo:paragraph-rsid="002bcb7c"/>
    </style:style>
    <style:style style:name="P60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62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font-size="12pt" fo:letter-spacing="normal" fo:font-style="normal" fo:font-weight="normal" officeooo:rsid="001d8d2f" officeooo:paragraph-rsid="001f9bdf" fo:background-color="#ffff00" style:font-style-asian="normal" style:font-weight-asian="normal" style:font-name-complex="Lato3"/>
    </style:style>
    <style:style style:name="P63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letter-spacing="normal" fo:font-style="normal" style:text-underline-style="solid" style:text-underline-width="auto" style:text-underline-color="font-color" fo:font-weight="bold" officeooo:paragraph-rsid="002a258c" fo:background-color="#ffff00" style:font-weight-asian="bold" style:font-weight-complex="bold"/>
    </style:style>
    <style:style style:name="P64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2pt" fo:letter-spacing="normal" fo:font-style="normal" fo:font-weight="normal" officeooo:rsid="001d8d2f" officeooo:paragraph-rsid="001f9bdf" fo:background-color="#ffff00" style:font-style-asian="normal" style:font-weight-asian="normal" style:font-name-complex="Lato3"/>
    </style:style>
    <style:style style:name="P65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normal" officeooo:rsid="0025de6d" officeooo:paragraph-rsid="0025de6d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66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3pt" fo:letter-spacing="normal" fo:font-style="normal" style:text-underline-style="solid" style:text-underline-width="auto" style:text-underline-color="font-color" fo:font-weight="bold" officeooo:rsid="0025de6d" officeooo:paragraph-rsid="0025de6d" fo:background-color="#ffff00" style:font-size-asian="13pt" style:font-style-asian="italic" style:font-weight-asian="bold" style:font-name-complex="Lato3" style:font-size-complex="13pt" style:font-style-complex="italic" style:font-weight-complex="bold"/>
    </style:style>
    <style:style style:name="P67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1" fo:font-size="15pt" fo:letter-spacing="normal" fo:font-style="normal" style:text-underline-style="solid" style:text-underline-width="auto" style:text-underline-color="font-color" fo:font-weight="bold" officeooo:rsid="0008f3b6" officeooo:paragraph-rsid="002bcb7c" fo:background-color="#ffff00" style:font-size-asian="15pt" style:font-style-asian="italic" style:font-weight-asian="bold" style:font-name-complex="Lato3" style:font-size-complex="15pt" style:font-style-complex="italic" style:font-weight-complex="bold"/>
    </style:style>
    <style:style style:name="P68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0000ff" style:font-name="Lato1" fo:font-size="15pt" fo:letter-spacing="normal" fo:font-style="normal" style:text-underline-style="solid" style:text-underline-width="auto" style:text-underline-color="font-color" fo:font-weight="normal" officeooo:rsid="0025de6d" officeooo:paragraph-rsid="0025de6d" fo:background-color="#ffff00" style:font-size-asian="15pt" style:font-style-asian="italic" style:font-weight-asian="bold" style:font-name-complex="Lato3" style:font-size-complex="15pt" style:font-style-complex="italic" style:font-weight-complex="bold"/>
    </style:style>
    <style:style style:name="P69" style:family="paragraph" style:parent-style-name="Text_20_body">
      <style:paragraph-properties fo:line-height="145%" fo:orphans="2" fo:widows="2"/>
      <style:text-properties fo:font-size="14pt" officeooo:paragraph-rsid="001a6fe4" fo:background-color="#81d41a" style:font-size-asian="14pt" style:font-size-complex="14pt"/>
    </style:style>
    <style:style style:name="P70" style:family="paragraph" style:parent-style-name="Text_20_body">
      <style:paragraph-properties style:line-height-at-least="0.198in"/>
      <style:text-properties fo:font-variant="normal" fo:text-transform="none" fo:color="#485768" style:font-name="Lato1" fo:font-size="14pt" fo:letter-spacing="normal" fo:font-style="normal" fo:font-weight="bold" fo:background-color="#ffff00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top="0in" fo:margin-bottom="0in" loext:contextual-spacing="false" fo:line-height="145%" fo:orphans="2" fo:widows="2"/>
      <style:text-properties fo:font-size="18pt" fo:font-weight="bold" officeooo:rsid="00177634" officeooo:paragraph-rsid="001c6544" style:font-size-asian="18pt" style:font-weight-asian="bold" style:font-size-complex="18pt" style:font-weight-complex="bold"/>
    </style:style>
    <style:style style:name="P72" style:family="paragraph" style:parent-style-name="Text_20_body">
      <style:paragraph-properties fo:margin-top="0in" fo:margin-bottom="0in" loext:contextual-spacing="false" fo:line-height="145%" fo:orphans="2" fo:widows="2"/>
    </style:style>
    <style:style style:name="P73" style:family="paragraph" style:parent-style-name="Text_20_body">
      <style:paragraph-properties fo:margin-top="0in" fo:margin-bottom="0in" loext:contextual-spacing="false" fo:line-height="145%" fo:orphans="2" fo:widows="2"/>
      <style:text-properties fo:font-variant="normal" fo:text-transform="none" fo:color="#485768" style:font-name="Lato2" fo:font-size="12pt" fo:letter-spacing="normal" fo:font-style="normal" fo:font-weight="normal"/>
    </style:style>
    <style:style style:name="P74" style:family="paragraph" style:parent-style-name="Text_20_body">
      <style:paragraph-properties fo:margin-top="0in" fo:margin-bottom="0in" loext:contextual-spacing="false" fo:line-height="145%" fo:orphans="2" fo:widows="2"/>
      <style:text-properties fo:font-variant="normal" fo:text-transform="none" fo:color="#485768" style:font-name="Lato2" fo:font-size="12pt" fo:letter-spacing="normal" fo:font-style="normal" fo:font-weight="normal" officeooo:rsid="00431e0f" officeooo:paragraph-rsid="00431e0f"/>
    </style:style>
    <style:style style:name="P75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  <style:text-properties officeooo:paragraph-rsid="002bcb7c"/>
    </style:style>
    <style:style style:name="P76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</style:style>
    <style:style style:name="P7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  <style:text-properties officeooo:paragraph-rsid="004248d3"/>
    </style:style>
    <style:style style:name="P78" style:family="paragraph" style:parent-style-name="Preformatted_20_Text">
      <style:paragraph-properties fo:margin-top="0in" fo:margin-bottom="0in" loext:contextual-spacing="false" fo:line-height="142%" fo:orphans="2" fo:widows="2" fo:padding-left="0.0193in" fo:padding-right="0in" fo:padding-top="0.0193in" fo:padding-bottom="0.0193in" fo:border-left="0.06pt solid #cccccc" fo:border-right="none" fo:border-top="0.06pt solid #cccccc" fo:border-bottom="0.06pt solid #cccccc"/>
      <style:text-properties fo:font-variant="normal" fo:text-transform="none" fo:color="#333333" style:font-name="monospace" fo:letter-spacing="normal" fo:font-style="normal" fo:font-weight="normal"/>
    </style:style>
    <style:style style:name="P79" style:family="paragraph" style:parent-style-name="Preformatted_20_Text">
      <style:paragraph-properties fo:margin-top="0in" fo:margin-bottom="0in" loext:contextual-spacing="false" fo:line-height="142%" fo:orphans="2" fo:widows="2" fo:padding-left="0.0193in" fo:padding-right="0in" fo:padding-top="0.0193in" fo:padding-bottom="0.0193in" fo:border-left="0.06pt solid #cccccc" fo:border-right="none" fo:border-top="0.06pt solid #cccccc" fo:border-bottom="0.06pt solid #cccccc"/>
    </style:style>
    <style:style style:name="P80" style:family="paragraph" style:parent-style-name="Heading_20_2">
      <style:text-properties fo:font-variant="normal" fo:text-transform="none" fo:color="#485768" style:font-name="Lato1" fo:font-size="14pt" fo:letter-spacing="normal" fo:font-style="italic" fo:font-weight="bold" officeooo:rsid="00177634" officeooo:paragraph-rsid="00177634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Heading_20_2">
      <style:paragraph-properties style:line-height-at-least="0.198in"/>
      <style:text-properties fo:font-variant="normal" fo:text-transform="none" fo:color="#485768" style:font-name="Lato1" fo:font-size="14pt" fo:letter-spacing="normal" fo:font-style="normal" fo:font-weight="bold" fo:background-color="#ffff00" style:font-size-asian="14pt" style:font-weight-asian="bold" style:font-size-complex="14pt" style:font-weight-complex="bold"/>
    </style:style>
    <style:style style:name="P82" style:family="paragraph" style:parent-style-name="Heading_20_2">
      <style:paragraph-properties style:line-height-at-least="0.198in"/>
      <style:text-properties fo:font-variant="normal" fo:text-transform="none" fo:color="#485768" style:font-name="Lato1" fo:font-size="13pt" fo:letter-spacing="normal" fo:font-style="italic" style:text-underline-style="solid" style:text-underline-width="auto" style:text-underline-color="font-color" fo:font-weight="bold" officeooo:paragraph-rsid="001f8026" fo:background-color="#81d41a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Heading_20_2">
      <style:text-properties fo:font-variant="normal" fo:text-transform="none" fo:color="#485768" style:font-name="Lato" fo:font-size="13pt" fo:letter-spacing="normal" fo:font-style="italic" style:text-underline-style="solid" style:text-underline-width="auto" style:text-underline-color="font-color" officeooo:paragraph-rsid="001a6fe4" fo:background-color="#81d41a" style:font-name-asian="Courier New1" style:font-size-asian="13pt" style:font-style-asian="italic" style:font-name-complex="Lato3"/>
    </style:style>
    <style:style style:name="P84" style:family="paragraph" style:parent-style-name="Heading_20_2">
      <style:paragraph-properties style:line-height-at-least="0.198in"/>
      <style:text-properties fo:font-variant="normal" fo:text-transform="none" fo:color="#485768" style:font-name="Lato" fo:font-size="13pt" fo:letter-spacing="normal" fo:font-style="italic" style:text-underline-style="solid" style:text-underline-width="auto" style:text-underline-color="font-color" officeooo:paragraph-rsid="001f9bdf" fo:background-color="#81d41a" style:font-size-asian="13pt" style:font-style-asian="italic" style:font-name-complex="Lato3"/>
    </style:style>
    <style:style style:name="P85" style:family="paragraph" style:parent-style-name="Heading_20_2">
      <style:paragraph-properties fo:margin-left="0.1563in" fo:margin-right="0in" fo:line-height="145%" fo:orphans="2" fo:widows="2" fo:text-indent="0in" style:auto-text-indent="false"/>
      <style:text-properties fo:font-variant="normal" fo:text-transform="none" fo:color="#485768" style:font-name="Courier New" fo:font-size="13pt" fo:letter-spacing="normal" fo:font-style="italic" style:text-underline-style="solid" style:text-underline-width="auto" style:text-underline-color="font-color" fo:font-weight="bold" officeooo:paragraph-rsid="00185bb8" fo:background-color="#ffff00" style:font-name-asian="Courier New1" style:font-size-asian="13pt" style:font-style-asian="italic" style:font-weight-asian="bold" style:font-name-complex="Courier New1" style:font-size-complex="13pt" style:font-weight-complex="bold"/>
    </style:style>
    <style:style style:name="P86" style:family="paragraph" style:parent-style-name="Standard">
      <style:paragraph-properties fo:margin-top="0in" fo:margin-bottom="0.1965in" loext:contextual-spacing="false" style:line-height-at-least="0.198in"/>
    </style:style>
    <style:style style:name="P87" style:family="paragraph" style:parent-style-name="Horizontal_20_Line">
      <style:paragraph-properties fo:orphans="2" fo:widows="2"/>
    </style:style>
    <style:style style:name="P88" style:family="paragraph" style:parent-style-name="Standard">
      <style:paragraph-properties style:line-height-at-least="0.198in"/>
      <style:text-properties fo:color="#0000ff" style:font-name="Consolas" fo:font-size="10.5pt" fo:font-weight="normal" fo:background-color="#fffffe"/>
    </style:style>
    <style:style style:name="P89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90" style:family="paragraph" style:parent-style-name="Standard">
      <style:paragraph-properties style:line-height-at-least="0.198in"/>
    </style:style>
    <style:style style:name="P91" style:family="paragraph" style:parent-style-name="Standard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</style:style>
    <style:style style:name="P92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</style:style>
    <style:style style:name="P93" style:family="paragraph" style:parent-style-name="Text_20_body" style:list-style-name="L1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94" style:family="paragraph" style:parent-style-name="Text_20_body" style:list-style-name="L1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officeooo:rsid="00177634"/>
    </style:style>
    <style:style style:name="T2" style:family="text">
      <style:text-properties fo:font-variant="normal" fo:text-transform="none" fo:color="#485768" style:font-name="Lato2" fo:font-size="12pt" fo:letter-spacing="normal" fo:font-style="normal" fo:font-weight="normal"/>
    </style:style>
    <style:style style:name="T3" style:family="text">
      <style:text-properties fo:font-variant="normal" fo:text-transform="none" fo:color="#485768" style:font-name="Lato2" fo:font-size="12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485768" style:font-name="Lato2" fo:font-size="12pt" fo:letter-spacing="normal" fo:font-style="normal" fo:font-weight="normal" fo:background-color="#ffff00" loext:char-shading-value="0" style:font-style-asian="normal" style:font-weight-asian="normal" style:font-name-complex="Lato3"/>
    </style:style>
    <style:style style:name="T5" style:family="text">
      <style:text-properties fo:font-variant="normal" fo:text-transform="none" fo:color="#485768" style:font-name="Lato2" fo:font-size="12pt" fo:letter-spacing="normal" fo:font-style="normal" fo:font-weight="bold"/>
    </style:style>
    <style:style style:name="T6" style:family="text">
      <style:text-properties fo:font-variant="normal" fo:text-transform="none" fo:color="#485768" style:font-name="Lato2" fo:font-size="12pt" fo:letter-spacing="normal" fo:font-style="normal" fo:font-weight="bold" fo:background-color="#ffff00" loext:char-shading-value="0" style:font-weight-asian="bold" style:font-weight-complex="bold"/>
    </style:style>
    <style:style style:name="T7" style:family="text">
      <style:text-properties fo:font-variant="normal" fo:text-transform="none" fo:color="#485768" style:font-name="Lato2" fo:font-size="12pt" fo:letter-spacing="normal" fo:font-style="italic" fo:font-weight="normal"/>
    </style:style>
    <style:style style:name="T8" style:family="text">
      <style:text-properties fo:font-variant="normal" fo:text-transform="none" fo:color="#485768" style:font-name="Lato2" fo:font-size="12pt" fo:letter-spacing="normal" fo:font-style="italic" fo:font-weight="bold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485768" style:font-name="Lato2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485768" fo:letter-spacing="normal"/>
    </style:style>
    <style:style style:name="T11" style:family="text">
      <style:text-properties fo:font-variant="normal" fo:text-transform="none" fo:color="#485768" style:font-name="Lato" fo:letter-spacing="normal" fo:font-style="normal" fo:font-weight="normal" fo:background-color="#ffff00" loext:char-shading-value="0" style:font-style-asian="normal" style:font-weight-asian="normal" style:font-name-complex="Lato3"/>
    </style:style>
    <style:style style:name="T12" style:family="text">
      <style:text-properties fo:font-variant="normal" fo:text-transform="none" fo:color="#485768" style:font-name="Lato" fo:letter-spacing="normal" fo:font-style="normal" fo:font-weight="normal" fo:background-color="#81d41a" loext:char-shading-value="0" style:font-style-asian="normal" style:font-weight-asian="normal" style:font-name-complex="Lato3"/>
    </style:style>
    <style:style style:name="T13" style:family="text">
      <style:text-properties fo:font-variant="normal" fo:text-transform="none" fo:color="#485768" style:font-name="Lato" fo:letter-spacing="normal" fo:font-style="normal" style:text-underline-style="solid" style:text-underline-width="auto" style:text-underline-color="font-color" fo:font-weight="normal" style:font-name-asian="Courier New1" style:font-style-asian="normal" style:font-weight-asian="normal" style:font-name-complex="Lato3"/>
    </style:style>
    <style:style style:name="T14" style:family="text">
      <style:text-properties fo:font-variant="normal" fo:text-transform="none" fo:color="#485768" style:font-name="Lato" fo:letter-spacing="normal" fo:font-style="italic" fo:font-weight="normal" fo:background-color="#ffff00" loext:char-shading-value="0" style:font-style-asian="italic" style:font-weight-asian="normal" style:font-name-complex="Lato3"/>
    </style:style>
    <style:style style:name="T15" style:family="text">
      <style:text-properties fo:font-variant="normal" fo:text-transform="none" fo:color="#485768" style:font-name="Lato" fo:letter-spacing="normal" fo:font-style="italic" fo:font-weight="bold" style:font-name-asian="Lato3" style:font-style-asian="italic" style:font-weight-asian="bold" style:font-name-complex="Lato3"/>
    </style:style>
    <style:style style:name="T16" style:family="text">
      <style:text-properties fo:font-variant="normal" fo:text-transform="none" fo:color="#485768" style:font-name="Lato" fo:font-size="13pt" fo:letter-spacing="normal" fo:font-style="italic" fo:font-weight="normal" style:font-name-asian="Lato3" style:font-size-asian="13pt" style:font-style-asian="italic" style:font-weight-asian="normal" style:font-name-complex="Lato3" style:font-size-complex="13pt"/>
    </style:style>
    <style:style style:name="T17" style:family="text">
      <style:text-properties fo:font-variant="normal" fo:text-transform="none" fo:color="#485768" style:font-name="Lato" fo:font-size="13pt" fo:letter-spacing="normal" fo:font-style="normal" fo:font-weight="normal" style:font-name-asian="Lato3" style:font-size-asian="13pt" style:font-style-asian="normal" style:font-weight-asian="normal" style:font-name-complex="Lato3" style:font-size-complex="13pt"/>
    </style:style>
    <style:style style:name="T18" style:family="text">
      <style:text-properties fo:font-variant="normal" fo:text-transform="none" fo:color="#485768" style:font-name="Lato" fo:font-size="13pt" fo:letter-spacing="normal" fo:font-style="normal" fo:font-weight="normal" fo:background-color="#ffff00" loext:char-shading-value="0" style:font-name-asian="Lato3" style:font-size-asian="13pt" style:font-style-asian="normal" style:font-weight-asian="normal" style:font-name-complex="Lato3" style:font-size-complex="13pt"/>
    </style:style>
    <style:style style:name="T19" style:family="text">
      <style:text-properties fo:font-variant="normal" fo:text-transform="none" fo:color="#485768" style:font-name="Lato" fo:font-size="13pt" fo:letter-spacing="normal" fo:font-style="normal" fo:background-color="#ffff00" loext:char-shading-value="0" style:font-name-asian="Lato3" style:font-size-asian="13pt" style:font-style-asian="normal" style:font-name-complex="Lato3" style:font-size-complex="13pt"/>
    </style:style>
    <style:style style:name="T20" style:family="text">
      <style:text-properties fo:font-variant="normal" fo:text-transform="none" fo:color="#485768" style:font-name="Lato" fo:font-size="13pt" fo:letter-spacing="normal" fo:font-style="normal" style:font-name-asian="Lato3" style:font-size-asian="13pt" style:font-style-asian="normal" style:font-name-complex="Lato3" style:font-size-complex="13pt"/>
    </style:style>
    <style:style style:name="T21" style:family="text">
      <style:text-properties fo:font-variant="normal" fo:text-transform="none" fo:color="#485768" style:font-name="Lato" fo:font-size="12pt" fo:letter-spacing="normal" fo:font-style="normal" fo:font-weight="normal" fo:background-color="#ffff00" loext:char-shading-value="0" style:font-style-asian="normal" style:font-weight-asian="normal" style:font-name-complex="Lato3"/>
    </style:style>
    <style:style style:name="T22" style:family="text">
      <style:text-properties fo:font-variant="normal" fo:text-transform="none" fo:color="#c7254e" style:font-name="SFMono-Regular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c7254e" style:font-name="SFMono-Regular" fo:letter-spacing="normal" fo:font-style="normal" fo:font-weight="normal" fo:background-color="#ffff00" loext:char-shading-value="0" style:font-style-asian="normal" style:font-weight-asian="normal" loext:padding="0in" loext:border="none"/>
    </style:style>
    <style:style style:name="T24" style:family="text">
      <style:text-properties fo:font-variant="normal" fo:text-transform="none" fo:color="#c7254e" style:font-name="SFMono-Regular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c7254e" style:font-name="SFMono-Regular" fo:font-size="12pt" fo:letter-spacing="normal" fo:font-style="normal" fo:font-weight="normal" fo:background-color="#ffff00" loext:char-shading-value="0" style:font-style-asian="normal" style:font-weight-asian="normal" style:font-name-complex="Lato3" loext:padding="0in" loext:border="none"/>
    </style:style>
    <style:style style:name="T26" style:family="text">
      <style:text-properties fo:font-variant="normal" fo:text-transform="none" fo:color="#c7254e" style:font-name="SFMono-Regular" fo:font-size="12pt" fo:letter-spacing="normal" fo:font-style="normal" fo:font-weight="normal" fo:background-color="#ffff00" loext:char-shading-value="0" loext:padding="0in" loext:border="none"/>
    </style:style>
    <style:style style:name="T27" style:family="text">
      <style:text-properties fo:font-variant="normal" fo:text-transform="none" fo:color="#c7254e" style:font-name="SFMono-Regular" fo:font-size="12pt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c7254e" style:font-name="SFMono-Regular" fo:font-size="12pt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29" style:family="text">
      <style:text-properties fo:font-variant="normal" fo:text-transform="none" fo:color="#c7254e" style:font-name="SFMono-Regular" fo:font-size="12pt" fo:letter-spacing="normal" fo:font-style="normal" fo:font-weight="bold" officeooo:rsid="004248d3" fo:background-color="#ffff00" loext:char-shading-value="0" style:font-weight-asian="bold" style:font-weight-complex="bold" loext:padding="0in" loext:border="none"/>
    </style:style>
    <style:style style:name="T30" style:family="text">
      <style:text-properties fo:font-variant="normal" fo:text-transform="none" fo:color="#c7254e" style:font-name="SFMono-Regular" fo:font-size="12pt" fo:letter-spacing="normal" fo:font-style="normal" style:text-underline-style="solid" style:text-underline-width="auto" style:text-underline-color="font-color" fo:font-weight="normal" officeooo:rsid="0036eaa4" fo:background-color="#fffffe" loext:char-shading-value="0" style:font-size-asian="13pt" style:font-style-asian="italic" style:font-weight-asian="bold" style:font-size-complex="13pt" style:font-style-complex="italic" style:font-weight-complex="bold" loext:padding="0in" loext:border="none"/>
    </style:style>
    <style:style style:name="T31" style:family="text">
      <style:text-properties fo:font-variant="normal" fo:text-transform="none" fo:color="#c7254e" style:font-name="SFMono-Regular" fo:font-size="14pt" fo:letter-spacing="normal" fo:font-style="normal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32" style:family="text">
      <style:text-properties fo:font-variant="normal" fo:text-transform="none" fo:color="#c7254e" style:font-name="SFMono-Regular1" fo:letter-spacing="normal" fo:font-style="normal" fo:font-weight="normal" fo:background-color="#81d41a" loext:char-shading-value="0" style:font-style-asian="normal" style:font-weight-asian="normal" style:font-name-complex="SFMono-Regular2"/>
    </style:style>
    <style:style style:name="T33" style:family="text">
      <style:text-properties fo:font-variant="normal" fo:text-transform="none" fo:color="#c7254e" style:font-name="SFMono-Regular1" fo:letter-spacing="normal" fo:font-style="normal" fo:font-weight="normal" fo:background-color="#ffff00" loext:char-shading-value="0" style:font-style-asian="normal" style:font-weight-asian="normal" style:font-name-complex="SFMono-Regular2"/>
    </style:style>
    <style:style style:name="T34" style:family="text">
      <style:text-properties fo:font-variant="normal" fo:text-transform="none" fo:color="#c7254e" style:font-name="SFMono-Regular1" fo:letter-spacing="normal" fo:font-style="normal" style:text-underline-style="solid" style:text-underline-width="auto" style:text-underline-color="font-color" fo:font-weight="normal" style:font-style-asian="normal" style:font-weight-asian="normal" style:font-name-complex="SFMono-Regular2"/>
    </style:style>
    <style:style style:name="T35" style:family="text">
      <style:text-properties fo:font-variant="normal" fo:text-transform="none" fo:color="#c7254e" style:font-name="SFMono-Regular1" fo:font-size="12pt" fo:letter-spacing="normal" fo:font-style="normal" fo:font-weight="normal" fo:background-color="#ffff00" loext:char-shading-value="0" style:font-style-asian="normal" style:font-weight-asian="normal" style:font-name-complex="SFMono-Regular2"/>
    </style:style>
    <style:style style:name="T36" style:family="text">
      <style:text-properties fo:font-variant="normal" fo:text-transform="none" fo:color="#c7254e" style:font-name="SFMono-Regular1" fo:font-size="13pt" fo:letter-spacing="normal" fo:font-style="normal" fo:background-color="#ffff00" loext:char-shading-value="0" style:font-name-asian="SFMono-Regular2" style:font-size-asian="13pt" style:font-style-asian="normal" style:font-name-complex="SFMono-Regular2" style:font-size-complex="13pt"/>
    </style:style>
    <style:style style:name="T37" style:family="text">
      <style:text-properties fo:font-variant="normal" fo:text-transform="none" fo:color="#c7254e" style:font-name="SFMono-Regular1" fo:font-size="13pt" fo:letter-spacing="normal" fo:font-style="normal" fo:font-weight="normal" fo:background-color="#ffff00" loext:char-shading-value="0" style:font-name-asian="SFMono-Regular2" style:font-size-asian="13pt" style:font-style-asian="normal" style:font-weight-asian="normal" style:font-name-complex="SFMono-Regular2" style:font-size-complex="13pt"/>
    </style:style>
    <style:style style:name="T38" style:family="text">
      <style:text-properties fo:font-variant="normal" fo:text-transform="none" fo:color="#c7254e" style:font-name="SFMono-Regular1" fo:font-size="13pt" fo:letter-spacing="normal" fo:font-style="normal" fo:font-weight="normal" style:font-name-asian="SFMono-Regular2" style:font-size-asian="13pt" style:font-style-asian="normal" style:font-weight-asian="normal" style:font-name-complex="SFMono-Regular2" style:font-size-complex="13pt"/>
    </style:style>
    <style:style style:name="T39" style:family="text">
      <style:text-properties fo:font-variant="normal" fo:text-transform="none" fo:color="#c7254e" fo:letter-spacing="normal" loext:padding="0in" loext:border="none"/>
    </style:style>
    <style:style style:name="T40" style:family="text">
      <style:text-properties fo:font-variant="normal" fo:text-transform="none" fo:color="#0000ff" style:font-name="Lato" fo:letter-spacing="normal" fo:font-style="normal" fo:background-color="#ffff00" loext:char-shading-value="0" style:font-style-asian="normal" style:font-weight-asian="normal" style:font-name-complex="Lato3"/>
    </style:style>
    <style:style style:name="T41" style:family="text">
      <style:text-properties fo:font-variant="normal" fo:text-transform="none" fo:color="#0000ff" style:font-name="Consolas" fo:font-size="10.5pt" fo:letter-spacing="normal" fo:font-style="normal" fo:font-weight="normal" fo:background-color="#fffffe" loext:char-shading-value="0" loext:padding="0in" loext:border="none"/>
    </style:style>
    <style:style style:name="T42" style:family="text">
      <style:text-properties fo:font-variant="normal" fo:text-transform="none" style:font-name="Lato" fo:letter-spacing="normal" fo:font-style="normal" fo:background-color="#ffff00" loext:char-shading-value="0" style:font-style-asian="normal" style:font-weight-asian="normal" style:font-name-complex="Lato3"/>
    </style:style>
    <style:style style:name="T43" style:family="text">
      <style:text-properties fo:font-variant="normal" fo:text-transform="none" fo:color="#00107e" style:font-name="Lato" fo:letter-spacing="normal" fo:font-style="normal" fo:background-color="#ffff00" loext:char-shading-value="0" style:font-style-asian="normal" style:font-weight-asian="normal" style:font-name-complex="Lato3"/>
    </style:style>
    <style:style style:name="T44" style:family="text">
      <style:text-properties fo:font-variant="normal" fo:text-transform="none" fo:color="#00107e" style:font-name="Consolas" fo:font-size="10.5pt" fo:letter-spacing="normal" fo:font-style="normal" fo:font-weight="normal" fo:background-color="#fffffe" loext:char-shading-value="0" loext:padding="0in" loext:border="none"/>
    </style:style>
    <style:style style:name="T45" style:family="text">
      <style:text-properties fo:font-variant="normal" fo:text-transform="none" fo:color="#09885a" style:font-name="Lato" fo:letter-spacing="normal" fo:font-style="normal" fo:background-color="#ffff00" loext:char-shading-value="0" style:font-style-asian="normal" style:font-weight-asian="normal" style:font-name-complex="Lato3"/>
    </style:style>
    <style:style style:name="T46" style:family="text">
      <style:text-properties fo:font-variant="normal" fo:text-transform="none" fo:color="#60c7cd" style:text-line-through-style="none" style:text-line-through-type="none" style:font-name="Lato2" fo:font-size="12pt" fo:letter-spacing="normal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style:font-name="Consolas" fo:font-size="10.5pt" fo:letter-spacing="normal" fo:font-style="normal" fo:font-weight="normal" fo:background-color="#fffffe" loext:char-shading-value="0" loext:padding="0in" loext:border="none"/>
    </style:style>
    <style:style style:name="T48" style:family="text">
      <style:text-properties fo:color="#c7254e" style:font-name="SFMono-Regular1" fo:font-style="normal" fo:font-weight="normal" style:font-style-asian="normal" style:font-weight-asian="normal" style:font-name-complex="SFMono-Regular2"/>
    </style:style>
    <style:style style:name="T49" style:family="text">
      <style:text-properties fo:color="#c7254e" style:font-name="SFMono-Regular1" fo:font-style="normal" fo:font-weight="normal" fo:background-color="#ffff00" loext:char-shading-value="0" style:font-style-asian="normal" style:font-weight-asian="normal" style:font-name-complex="SFMono-Regular2"/>
    </style:style>
    <style:style style:name="T50" style:family="text">
      <style:text-properties fo:color="#c7254e" style:font-name="SFMono-Regular1" fo:font-style="normal" fo:background-color="#ffff00" loext:char-shading-value="0" style:font-style-asian="normal" style:font-name-complex="SFMono-Regular2"/>
    </style:style>
    <style:style style:name="T51" style:family="text">
      <style:text-properties fo:color="#c7254e" style:font-name="SFMono-Regular" fo:font-size="12pt" fo:font-weight="normal" loext:padding="0in" loext:border="none"/>
    </style:style>
    <style:style style:name="T52" style:family="text">
      <style:text-properties fo:color="#c7254e" style:font-name="SFMono-Regular" fo:font-size="12pt" fo:font-weight="normal" fo:background-color="#ffffff" loext:char-shading-value="0" loext:padding="0in" loext:border="none"/>
    </style:style>
    <style:style style:name="T53" style:family="text">
      <style:text-properties fo:color="#c7254e" style:font-name="SFMono-Regular" fo:font-size="12pt" fo:font-weight="normal" officeooo:rsid="002c95f8" fo:background-color="#ffffff" loext:char-shading-value="0" loext:padding="0in" loext:border="none"/>
    </style:style>
    <style:style style:name="T54" style:family="text">
      <style:text-properties fo:color="#c7254e" style:font-name="SFMono-Regular" fo:font-size="12pt" fo:font-weight="normal" officeooo:rsid="002e98f4" fo:background-color="#ffffff" loext:char-shading-value="0" loext:padding="0in" loext:border="none"/>
    </style:style>
    <style:style style:name="T55" style:family="text">
      <style:text-properties fo:color="#c7254e" style:font-name="SFMono-Regular" fo:font-size="12pt" fo:font-weight="normal" officeooo:rsid="002e98f4" fo:background-color="#fffffe" loext:char-shading-value="0" loext:padding="0in" loext:border="none"/>
    </style:style>
    <style:style style:name="T56" style:family="text">
      <style:text-properties fo:color="#c7254e" style:font-name="SFMono-Regular" fo:font-size="12pt" fo:font-weight="normal" officeooo:rsid="0032d026" fo:background-color="#fffffe" loext:char-shading-value="0" loext:padding="0in" loext:border="none"/>
    </style:style>
    <style:style style:name="T57" style:family="text">
      <style:text-properties fo:color="#c7254e" style:font-name="SFMono-Regular" fo:font-size="12pt" fo:font-weight="normal" officeooo:rsid="0036eaa4" fo:background-color="#fffffe" loext:char-shading-value="0" loext:padding="0in" loext:border="none"/>
    </style:style>
    <style:style style:name="T58" style:family="text">
      <style:text-properties fo:color="#c7254e" style:font-name="SFMono-Regular" fo:font-size="12pt" officeooo:rsid="0036eaa4" fo:background-color="#fffffe" loext:char-shading-value="0" loext:padding="0in" loext:border="none"/>
    </style:style>
    <style:style style:name="T59" style:family="text">
      <style:text-properties fo:color="#c7254e" style:font-name="SFMono-Regular" fo:font-size="12pt" officeooo:rsid="003ee6ef" fo:background-color="#fffffe" loext:char-shading-value="0" loext:padding="0in" loext:border="none"/>
    </style:style>
    <style:style style:name="T60" style:family="text">
      <style:text-properties fo:color="#c7254e" style:font-name="SFMono-Regular" fo:font-size="12pt" fo:font-weight="bold" officeooo:rsid="0036eaa4" fo:background-color="#fffffe" loext:char-shading-value="0" style:font-weight-asian="bold" style:font-weight-complex="bold" loext:padding="0in" loext:border="none"/>
    </style:style>
    <style:style style:name="T61" style:family="text">
      <style:text-properties fo:color="#c7254e" style:font-name="SFMono-Regular" fo:font-style="normal" fo:font-weight="normal" loext:padding="0in" loext:border="none"/>
    </style:style>
    <style:style style:name="T62" style:family="text">
      <style:text-properties fo:color="#c7254e" style:font-name="SFMono-Regular" fo:font-weight="normal" loext:padding="0in" loext:border="none"/>
    </style:style>
    <style:style style:name="T63" style:family="text">
      <style:text-properties fo:color="#c7254e" style:font-name="SFMono-Regular" fo:font-size="14pt" fo:font-style="italic" officeooo:rsid="003ee6ef" fo:background-color="#fffffe" loext:char-shading-value="0" style:font-size-asian="14pt" style:font-size-complex="14pt" loext:padding="0in" loext:border="none"/>
    </style:style>
    <style:style style:name="T64" style:family="text">
      <style:text-properties fo:background-color="#ffff00" loext:char-shading-value="0"/>
    </style:style>
    <style:style style:name="T65" style:family="text">
      <style:text-properties style:font-name="Lato" fo:font-style="normal" fo:font-weight="normal" style:font-style-asian="normal" style:font-weight-asian="normal" style:font-name-complex="Lato3"/>
    </style:style>
    <style:style style:name="T66" style:family="text">
      <style:text-properties style:font-name="Lato" fo:font-style="normal" fo:font-weight="normal" fo:background-color="#ffff00" loext:char-shading-value="0" style:font-style-asian="normal" style:font-weight-asian="normal" style:font-name-complex="Lato3"/>
    </style:style>
    <style:style style:name="T67" style:family="text">
      <style:text-properties style:font-name="Lato" fo:font-style="normal" fo:background-color="#ffff00" loext:char-shading-value="0" style:font-style-asian="normal" style:font-name-complex="Lato3"/>
    </style:style>
    <style:style style:name="T68" style:family="text">
      <style:text-properties style:font-name="Lato" fo:font-weight="normal" style:font-weight-asian="normal" style:font-name-complex="Lato3"/>
    </style:style>
    <style:style style:name="T69" style:family="text">
      <style:text-properties fo:color="#000000" style:font-name="Consolas1" fo:font-style="italic" fo:font-weight="bold" style:font-name-asian="Consolas2" style:font-style-asian="italic" style:font-weight-asian="bold" style:font-name-complex="Consolas2"/>
    </style:style>
    <style:style style:name="T70" style:family="text">
      <style:text-properties fo:color="#000000" style:font-name="Consolas" fo:font-size="10.5pt" fo:font-weight="normal" officeooo:rsid="002e98f4" fo:background-color="#fffffe" loext:char-shading-value="0" loext:padding="0in" loext:border="none"/>
    </style:style>
    <style:style style:name="T71" style:family="text">
      <style:text-properties fo:color="#000000" style:font-name="Consolas" fo:font-size="10.5pt" fo:font-weight="normal" officeooo:rsid="0036eaa4" fo:background-color="#fffffe" loext:char-shading-value="0" loext:padding="0in" loext:border="none"/>
    </style:style>
    <style:style style:name="T72" style:family="text">
      <style:text-properties fo:color="#000000" style:font-name="Consolas" fo:font-size="10.5pt" fo:font-weight="normal" officeooo:rsid="003ee6ef" fo:background-color="#fffffe" loext:char-shading-value="0" loext:padding="0in" loext:border="none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fo:color="#0000ff"/>
    </style:style>
    <style:style style:name="T75" style:family="text">
      <style:text-properties fo:color="#0000ff" fo:background-color="#ffff00" loext:char-shading-value="0"/>
    </style:style>
    <style:style style:name="T76" style:family="text">
      <style:text-properties fo:color="#0000ff" style:font-name="Consolas" fo:font-size="10.5pt" fo:font-weight="normal" officeooo:rsid="002e98f4" fo:background-color="#fffffe" loext:char-shading-value="0" loext:padding="0in" loext:border="none"/>
    </style:style>
    <style:style style:name="T77" style:family="text">
      <style:text-properties fo:color="#0000ff" style:font-name="Consolas" fo:font-size="10.5pt" fo:font-weight="normal" officeooo:rsid="0036eaa4" fo:background-color="#fffffe" loext:char-shading-value="0" loext:padding="0in" loext:border="none"/>
    </style:style>
    <style:style style:name="T78" style:family="text">
      <style:text-properties fo:color="#0000ff" style:font-name="Consolas" fo:font-size="10.5pt" fo:font-weight="normal" officeooo:rsid="003ee6ef" fo:background-color="#fffffe" loext:char-shading-value="0" loext:padding="0in" loext:border="none"/>
    </style:style>
    <style:style style:name="T79" style:family="text">
      <style:text-properties fo:color="#00107e"/>
    </style:style>
    <style:style style:name="T80" style:family="text">
      <style:text-properties fo:color="#00107e" fo:background-color="#ffff00" loext:char-shading-value="0"/>
    </style:style>
    <style:style style:name="T81" style:family="text">
      <style:text-properties fo:color="#00107e" style:font-name="Consolas" fo:font-size="10.5pt" fo:font-weight="normal" officeooo:rsid="002e98f4" fo:background-color="#fffffe" loext:char-shading-value="0" loext:padding="0in" loext:border="none"/>
    </style:style>
    <style:style style:name="T82" style:family="text">
      <style:text-properties fo:color="#00107e" style:font-name="Consolas" fo:font-size="10.5pt" fo:font-weight="normal" officeooo:rsid="0036eaa4" fo:background-color="#fffffe" loext:char-shading-value="0" loext:padding="0in" loext:border="none"/>
    </style:style>
    <style:style style:name="T83" style:family="text">
      <style:text-properties fo:color="#00107e" style:font-name="Consolas" fo:font-size="10.5pt" fo:font-weight="normal" officeooo:rsid="003ee6ef" fo:background-color="#fffffe" loext:char-shading-value="0" loext:padding="0in" loext:border="none"/>
    </style:style>
    <style:style style:name="T84" style:family="text">
      <style:text-properties fo:color="#00107e" officeooo:rsid="004a38db"/>
    </style:style>
    <style:style style:name="T85" style:family="text">
      <style:text-properties fo:color="#a31515"/>
    </style:style>
    <style:style style:name="T86" style:family="text">
      <style:text-properties style:font-name="Lato2" fo:font-size="12pt" fo:font-style="normal" fo:font-weight="normal"/>
    </style:style>
    <style:style style:name="T87" style:family="text">
      <style:text-properties style:font-name="Lato2" fo:font-size="12pt" fo:font-weight="normal"/>
    </style:style>
    <style:style style:name="T88" style:family="text">
      <style:text-properties style:font-name="Lato2" fo:font-size="13.5pt" fo:font-weight="normal" officeooo:rsid="0032d026" fo:background-color="#fffffe" loext:char-shading-value="0" loext:padding="0in" loext:border="none"/>
    </style:style>
    <style:style style:name="T89" style:family="text">
      <style:text-properties style:font-name="SFMono-Regular" fo:font-size="12pt" fo:font-weight="normal" officeooo:rsid="0032d026" fo:background-color="#fffffe" loext:char-shading-value="0" loext:padding="0in" loext:border="none"/>
    </style:style>
    <style:style style:name="T9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1" style:family="text">
      <style:text-properties fo:color="#09885a"/>
    </style:style>
    <style:style style:name="T92" style:family="text">
      <style:text-properties fo:color="#09885a" fo:background-color="#ffff00" loext:char-shading-value="0"/>
    </style:style>
    <style:style style:name="T93" style:family="text">
      <style:text-properties fo:color="#09885a" style:font-name="Consolas" fo:font-size="10.5pt" fo:font-weight="normal" officeooo:rsid="0036eaa4" fo:background-color="#fffffe" loext:char-shading-value="0" loext:padding="0in" loext:border="none"/>
    </style:style>
    <style:style style:name="T94" style:family="text">
      <style:text-properties style:font-name="Lato1" fo:font-size="12pt" fo:font-weight="normal" officeooo:rsid="0036eaa4" fo:background-color="#fffffe" loext:char-shading-value="0" loext:padding="0in" loext:border="none"/>
    </style:style>
    <style:style style:name="T95" style:family="text">
      <style:text-properties style:font-name="Lato1" fo:font-size="14pt" fo:font-style="italic" officeooo:rsid="002e98f4" fo:background-color="#ffffff" loext:char-shading-value="0" style:font-size-asian="14pt" style:font-size-complex="14pt" loext:padding="0in" loext:border="none"/>
    </style:style>
    <style:style style:name="T96" style:family="text">
      <style:text-properties style:font-name="Lato1" fo:font-size="14pt" fo:font-style="italic" fo:background-color="#ffffff" loext:char-shading-value="0" style:font-size-asian="14pt" style:font-size-complex="14pt" loext:padding="0in" loext:border="none"/>
    </style:style>
    <style:style style:name="T97" style:family="text">
      <style:text-properties style:font-name="Lato1" fo:font-size="14pt" fo:font-style="italic" officeooo:rsid="0036eaa4" fo:background-color="#ffffff" loext:char-shading-value="0" style:font-size-asian="14pt" style:font-size-complex="14pt" loext:padding="0in" loext:border="none"/>
    </style:style>
    <style:style style:name="T98" style:family="text">
      <style:text-properties style:font-name="Lato1" fo:font-size="14pt" fo:font-style="italic" officeooo:rsid="003ee6ef" fo:background-color="#ffffff" loext:char-shading-value="0" style:font-size-asian="14pt" style:font-size-complex="14pt" loext:padding="0in" loext:border="none"/>
    </style:style>
    <style:style style:name="T99" style:family="text">
      <style:text-properties style:font-name="Lato1" fo:font-size="14pt" fo:font-style="italic" style:text-underline-style="none" officeooo:rsid="0032d026" fo:background-color="#ffffff" loext:char-shading-value="0" style:font-size-asian="14pt" style:font-size-complex="14pt" loext:padding="0in" loext:border="none"/>
    </style:style>
    <style:style style:name="T100" style:family="text">
      <style:text-properties style:font-name="Lato1" fo:font-size="14pt" officeooo:rsid="0032d026" fo:background-color="#ffffff" loext:char-shading-value="0" style:font-size-asian="14pt" style:font-size-complex="14pt" loext:padding="0in" loext:border="none"/>
    </style:style>
    <style:style style:name="T101" style:family="text">
      <style:text-properties style:font-name="Lato1" fo:font-size="14pt" officeooo:rsid="002c95f8" fo:background-color="#ffffff" loext:char-shading-value="0" style:font-size-asian="14pt" style:font-size-complex="14pt" loext:padding="0in" loext:border="none"/>
    </style:style>
    <style:style style:name="T102" style:family="text">
      <style:text-properties fo:color="#008000"/>
    </style:style>
    <style:style style:name="T103" style:family="text">
      <style:text-properties fo:color="#008000" style:font-name="Consolas" fo:font-size="10.5pt" fo:font-weight="normal" officeooo:rsid="002c95f8" fo:background-color="#fffffe" loext:char-shading-value="0" loext:padding="0in" loext:border="none"/>
    </style:style>
    <style:style style:name="T104" style:family="text">
      <style:text-properties fo:color="#008000" style:font-name="Consolas" fo:font-size="10.5pt" fo:font-weight="normal" officeooo:rsid="002e98f4" fo:background-color="#fffffe" loext:char-shading-value="0" loext:padding="0in" loext:border="none"/>
    </style:style>
    <style:style style:name="T105" style:family="text">
      <style:text-properties fo:color="#008000" style:font-name="Consolas" officeooo:rsid="0036eaa4" fo:background-color="#ffffff" loext:char-shading-value="0" loext:padding="0in" loext:border="none"/>
    </style:style>
    <style:style style:name="T106" style:family="text">
      <style:text-properties fo:color="#333333" style:font-name="monospace" fo:font-size="12pt" fo:font-weight="normal" officeooo:rsid="002e98f4" fo:background-color="#fffffe" loext:char-shading-value="0" loext:padding="0in" loext:border="none"/>
    </style:style>
    <style:style style:name="T107" style:family="text">
      <style:text-properties fo:color="#333333" style:font-name="monospace" fo:font-size="12pt" fo:font-weight="normal" officeooo:rsid="003ee6ef" fo:background-color="#fffffe" loext:char-shading-value="0" loext:padding="0in" loext:border="none"/>
    </style:style>
    <style:style style:name="T108" style:family="text">
      <style:text-properties fo:color="#008080"/>
    </style:style>
    <style:style style:name="T109" style:family="text">
      <style:text-properties fo:color="#008080" style:font-name="Consolas" fo:font-size="10.5pt" fo:font-weight="normal" officeooo:rsid="0036eaa4" fo:background-color="#fffffe" loext:char-shading-value="0" loext:padding="0in" loext:border="none"/>
    </style:style>
    <style:style style:name="T110" style:family="text">
      <style:text-properties officeooo:rsid="0044c05c"/>
    </style:style>
    <style:style style:name="T111" style:family="text">
      <style:text-properties officeooo:rsid="0046b6ac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ic Java terms:</text:p>
      <text:p text:style-name="P2"/>
      <text:p text:style-name="P3"><text:span text:style-name="T69">*</text:span><text:span text:style-name="T15">Basic JavaScript: Understanding Boolean Values</text:span></text:p>
      <text:p text:style-name="P71"><text:span text:style-name="T17">Another data type is the </text:span><text:span text:style-name="Definition"><text:span text:style-name="T16">Boolean</text:span></text:span><text:span text:style-name="T17">.</text:span><text:span text:style-name="T19"> </text:span><text:span text:style-name="Source_20_Text"><text:span text:style-name="T36">Booleans</text:span></text:span><text:span text:style-name="T18"> may only be one of two values: </text:span><text:span text:style-name="Source_20_Text"><text:span text:style-name="T37">true</text:span></text:span><text:span text:style-name="T18"> or </text:span><text:span text:style-name="Source_20_Text"><text:span text:style-name="T37">false</text:span></text:span><text:span text:style-name="T18">.</text:span><text:span text:style-name="T17"> They are basically little on-off switches, where </text:span><text:span text:style-name="Source_20_Text"><text:span text:style-name="T38">true</text:span></text:span><text:span text:style-name="T17"> is "on" and </text:span><text:span text:style-name="Source_20_Text"><text:span text:style-name="T38">false</text:span></text:span><text:span text:style-name="T17"> is "off." These two states are mutually exclusive. </text:span><text:span text:style-name="Strong_20_Emphasis"><text:span text:style-name="T20">Note</text:span></text:span><text:span text:style-name="T73"><text:line-break/></text:span><text:span text:style-name="Source_20_Text"><text:span text:style-name="T38">Boolean</text:span></text:span><text:span text:style-name="T17"> values are never written with quotes. The </text:span><text:span text:style-name="Source_20_Text"><text:span text:style-name="T38">strings</text:span></text:span><text:span text:style-name="T17"> </text:span><text:span text:style-name="Source_20_Text"><text:span text:style-name="T38">"true"</text:span></text:span><text:span text:style-name="T17"> and </text:span><text:span text:style-name="Source_20_Text"><text:span text:style-name="T38">"false"</text:span></text:span><text:span text:style-name="T17"> are not </text:span><text:span text:style-name="Source_20_Text"><text:span text:style-name="T38">Boolean</text:span></text:span><text:span text:style-name="T17"> and have no special meaning in JavaScript.</text:span></text:p>
      <text:h text:style-name="P83" text:outline-level="2">*Basic JavaScript: Use Conditional Logic with If Statements</text:h>
      <text:p text:style-name="P69"><text:span text:style-name="Source_20_Text"><text:span text:style-name="T34">If</text:span></text:span><text:span text:style-name="T13"> statements are used to make decisions in code. The keyword </text:span><text:span text:style-name="Source_20_Text"><text:span text:style-name="T34">if</text:span></text:span><text:span text:style-name="T13"> tells JavaScript to execute the code in the curly braces under certain conditions, defined in the parentheses.</text:span></text:p>
      <text:h text:style-name="P42" text:outline-level="2"/>
      <text:h text:style-name="P42" text:outline-level="2">*Basic JavaScript: Comparison with the Equality Operator</text:h>
      <text:p text:style-name="P22"><text:span text:style-name="T65">There are many </text:span><text:span text:style-name="Definition"><text:span text:style-name="T68">Comparison Operators</text:span></text:span><text:span text:style-name="T65"> in JavaScript. All of these operators return a boolean </text:span><text:span text:style-name="Source_20_Text"><text:span text:style-name="T48">true</text:span></text:span><text:span text:style-name="T65"> or </text:span><text:span text:style-name="Source_20_Text"><text:span text:style-name="T48">false</text:span></text:span><text:span text:style-name="T65"> value. </text:span><text:span text:style-name="T66">The most basic operator is the equality operator </text:span><text:span text:style-name="Source_20_Text"><text:span text:style-name="T50">==</text:span></text:span><text:span text:style-name="T67">.</text:span><text:span text:style-name="T66"> The equality operator compares two values and returns </text:span><text:span text:style-name="Source_20_Text"><text:span text:style-name="T49">true</text:span></text:span><text:span text:style-name="T66"> if they're equivalent or </text:span><text:span text:style-name="Source_20_Text"><text:span text:style-name="T49">false</text:span></text:span><text:span text:style-name="T66"> if they are not</text:span></text:p>
      <text:p text:style-name="P24"/>
      <text:h text:style-name="P80" text:outline-level="2"/>
      <text:h text:style-name="P80" text:outline-level="2">Basic JavaScript: Comparison with the<text:span text:style-name="T64"> Equality Operator</text:span></text:h>
      <text:p text:style-name="P1"><text:span text:style-name="T1"><text:tab/></text:span><text:span text:style-name="T2">The most basic operator is the equality operator</text:span><text:span text:style-name="T6"> </text:span><text:span text:style-name="Source_20_Text"><text:span text:style-name="T24">==</text:span></text:span><text:span text:style-name="T6">.</text:span><text:span text:style-name="T2"> The equality operator compares two values and returns </text:span><text:span text:style-name="Source_20_Text"><text:span text:style-name="T22">true</text:span></text:span><text:span text:style-name="T10"> </text:span><text:span text:style-name="T2">if they're equivalent or </text:span><text:span text:style-name="Source_20_Text"><text:span text:style-name="T22">false</text:span></text:span><text:span text:style-name="T10"> </text:span><text:span text:style-name="T2">if they are not.</text:span> </text:p>
      <text:p text:style-name="P1"/>
      <text:h text:style-name="P85" text:outline-level="2">*Comparisons with the Logical And Operator</text:h>
      <text:p text:style-name="P20"><text:span text:style-name="T11">The </text:span><text:span text:style-name="Definition"><text:span text:style-name="T14">logical and</text:span></text:span><text:span text:style-name="T11"> operator </text:span><text:span text:style-name="T12">(</text:span><text:span text:style-name="Source_20_Text"><text:span text:style-name="T32">&amp;&amp;</text:span></text:span><text:span text:style-name="T11">) returns </text:span><text:span text:style-name="Source_20_Text"><text:span text:style-name="T33">true</text:span></text:span><text:span text:style-name="T11"> if and only if the </text:span><text:span text:style-name="Definition"><text:span text:style-name="T14">operands</text:span></text:span><text:span text:style-name="T11"> to the left and right of it are true.</text:span></text:p>
      <text:p text:style-name="P25"/>
      <text:p text:style-name="P40">Comparison with the Greater Than Operator</text:p>
      <text:p text:style-name="P21"><text:span text:style-name="T11">The greater than operator (</text:span><text:span text:style-name="Source_20_Text"><text:span text:style-name="T33">&gt;</text:span></text:span><text:span text:style-name="T11">) compares the values of two numbers.</text:span></text:p>
      <text:p text:style-name="P26"><text:soft-page-break/></text:p>
      <text:p text:style-name="P32"><text:span text:style-name="Source_20_Text"><text:span text:style-name="T23">abTest</text:span></text:span><text:span text:style-name="T11"> </text:span><text:span text:style-name="T4">so that if </text:span><text:span text:style-name="Source_20_Text"><text:span text:style-name="T23">a</text:span></text:span><text:span text:style-name="T11"> </text:span><text:span text:style-name="T4">or </text:span><text:span text:style-name="Source_20_Text"><text:span text:style-name="T23">b</text:span></text:span><text:span text:style-name="T11"> </text:span><text:span text:style-name="T4">are less than </text:span><text:span text:style-name="Source_20_Text"><text:span text:style-name="T23">0</text:span></text:span><text:span text:style-name="T11"> </text:span></text:p>
      <text:p text:style-name="P27">|| = or</text:p>
      <text:p text:style-name="P12"><text:span text:style-name="T40">if</text:span><text:span text:style-name="T42"> (</text:span><text:span text:style-name="T43">a</text:span><text:span text:style-name="T42"> &lt; </text:span><text:span text:style-name="T45">0</text:span><text:span text:style-name="T42"> || </text:span><text:span text:style-name="T43">b</text:span><text:span text:style-name="T42"> &lt; </text:span><text:span text:style-name="T45">0</text:span><text:span text:style-name="T42">)</text:span></text:p>
      <text:p text:style-name="P27"/>
      <text:h text:style-name="P82" text:outline-level="2">Basic JavaScript: Accessing Object Properties with Dot Notation</text:h>
      <text:p text:style-name="P33"><text:span text:style-name="T4">There are two ways to access the properties of an object: dot notation (</text:span><text:span text:style-name="Source_20_Text"><text:span text:style-name="T25">.</text:span></text:span><text:span text:style-name="T4">) and bracket notation (</text:span><text:span text:style-name="Source_20_Text"><text:span text:style-name="T25">[]</text:span></text:span><text:span text:style-name="T4">), similar to an array. </text:span></text:p>
      <text:p text:style-name="P30"/>
      <text:h text:style-name="P84" text:outline-level="2">Basic JavaScript: Accessing Object Properties with Dot Notation</text:h>
      <text:p text:style-name="P34"><text:span text:style-name="T21">There are two ways to access the properties of an object: dot notation (</text:span><text:span text:style-name="Source_20_Text"><text:span text:style-name="T35">.</text:span></text:span><text:span text:style-name="T21">) and bracket notation (</text:span><text:span text:style-name="Source_20_Text"><text:span text:style-name="T35">[]</text:span></text:span><text:span text:style-name="T21">), similar to an array. </text:span></text:p>
      <text:p text:style-name="P28"/>
      <text:h text:style-name="P62" text:outline-level="2">Basic JavaScript: Accessing Object Properties with Bracket Notation</text:h>
      <text:p text:style-name="P35"><text:span text:style-name="T2">The second way to access the properties of an object is bracket notation (</text:span><text:span text:style-name="Source_20_Text"><text:span text:style-name="T27">[]</text:span></text:span><text:span text:style-name="T2">). If the property of the object you are trying to access has a space in its name, you will need to use bracket notation. However, you can still use bracket notation on object properties without spaces.</text:span></text:p>
      <text:p text:style-name="P28"/>
      <text:h text:style-name="P62" text:outline-level="2">Basic JavaScript: Concatenating Strings with the Plus Equals Operator</text:h>
      <text:p text:style-name="P35"><text:span text:style-name="T2">We can also use the </text:span><text:span text:style-name="Source_20_Text"><text:span text:style-name="T31">+=</text:span></text:span><text:span text:style-name="T9"> </text:span><text:span text:style-name="T2">operator to </text:span><text:span text:style-name="Definition"><text:span text:style-name="T7">concatenate</text:span></text:span><text:span text:style-name="T2"> a string onto the end of an existing string variable. This can be very helpful to break a long string over several lines. </text:span><text:span text:style-name="Strong_20_Emphasis"><text:span text:style-name="T5">Note</text:span></text:span><text:span text:style-name="T2"><text:line-break/>Watch out for spaces. Concatenation does not add spaces between concatenated strings, so you'll need to add them yourself</text:span></text:p>
      <text:p text:style-name="P13">// Example</text:p>
      <text:p text:style-name="P4"><text:span text:style-name="T74">var</text:span> <text:span text:style-name="T79">ourStr</text:span> = <text:span text:style-name="T85">"I come first. "</text:span>;</text:p>
      <text:p text:style-name="P4"><text:span text:style-name="T79">ourStr</text:span> += <text:span text:style-name="T85">"I come second."</text:span>;</text:p>
      <text:p text:style-name="P9"/>
      <text:p text:style-name="P7">// Only change code below this line</text:p>
      <text:p text:style-name="P9"/>
      <text:p text:style-name="P4"><text:soft-page-break/><text:span text:style-name="T74">var</text:span> <text:span text:style-name="T79">myStr</text:span> = <text:span text:style-name="T85">"This is the first sentence. "</text:span>;</text:p>
      <text:p text:style-name="P4"><text:span text:style-name="T79">myStr</text:span> += <text:span text:style-name="T85">"This is the second sentence."</text:span>;</text:p>
      <text:p text:style-name="P28"/>
      <text:p text:style-name="P28"/>
      <text:h text:style-name="P62" text:outline-level="2">Basic JavaScript: Accessing Nested Objects</text:h>
      <text:p text:style-name="P36">The sub-properties of objects can be accessed by chaining together the dot or bracket notation. Here is a nested object:</text:p>
      <text:p text:style-name="P28"/>
      <text:h text:style-name="P64" text:outline-level="2"><text:line-break/><text:span text:style-name="T90">Basic JavaScript: Record Collection</text:span></text:h>
      <text:p text:style-name="P35"><text:span text:style-name="T2">You are given a JSON object representing a part of your musical album collection. Each album has several properties and a unique id number as its key. Not all albums have complete information. Write a function which takes an album's </text:span><text:span text:style-name="Source_20_Text"><text:span text:style-name="T27">id</text:span></text:span><text:span text:style-name="T2"> (like </text:span><text:span text:style-name="Source_20_Text"><text:span text:style-name="T27">2548</text:span></text:span><text:span text:style-name="T2">), a property </text:span><text:span text:style-name="Source_20_Text"><text:span text:style-name="T27">prop</text:span></text:span><text:span text:style-name="T2"> (like </text:span><text:span text:style-name="Source_20_Text"><text:span text:style-name="T27">"artist"</text:span></text:span><text:span text:style-name="T2"> or </text:span><text:span text:style-name="Source_20_Text"><text:span text:style-name="T27">"tracks"</text:span></text:span><text:span text:style-name="T2">), and a </text:span><text:span text:style-name="Source_20_Text"><text:span text:style-name="T27">value</text:span></text:span><text:span text:style-name="T2"> (like </text:span><text:span text:style-name="Source_20_Text"><text:span text:style-name="T27">"Addicted to Love"</text:span></text:span><text:span text:style-name="T2">) to modify the data in this collection. If </text:span><text:span text:style-name="Source_20_Text"><text:span text:style-name="T27">prop</text:span></text:span><text:span text:style-name="T2"> isn't </text:span><text:span text:style-name="Source_20_Text"><text:span text:style-name="T27">"tracks"</text:span></text:span><text:span text:style-name="T2"> and </text:span><text:span text:style-name="Source_20_Text"><text:span text:style-name="T27">value</text:span></text:span><text:span text:style-name="T2"> isn't empty (</text:span><text:span text:style-name="Source_20_Text"><text:span text:style-name="T27">""</text:span></text:span><text:span text:style-name="T2">), update or set the </text:span><text:span text:style-name="Source_20_Text"><text:span text:style-name="T27">value</text:span></text:span><text:span text:style-name="T2"> for that record album's property. Your function must always return the entire collection object. There are several rules for handling incomplete data: If </text:span><text:span text:style-name="Source_20_Text"><text:span text:style-name="T27">prop</text:span></text:span><text:span text:style-name="T2"> is </text:span><text:span text:style-name="Source_20_Text"><text:span text:style-name="T27">"tracks"</text:span></text:span><text:span text:style-name="T2"> but the album doesn't have a </text:span><text:span text:style-name="Source_20_Text"><text:span text:style-name="T27">"tracks"</text:span></text:span><text:span text:style-name="T2"> property, create an empty array before adding the new value to the album's corresponding property. If </text:span><text:span text:style-name="Source_20_Text"><text:span text:style-name="T27">prop</text:span></text:span><text:span text:style-name="T2"> is </text:span><text:span text:style-name="Source_20_Text"><text:span text:style-name="T27">"tracks"</text:span></text:span><text:span text:style-name="T2"> and </text:span><text:span text:style-name="Source_20_Text"><text:span text:style-name="T27">value</text:span></text:span><text:span text:style-name="T2"> isn't empty (</text:span><text:span text:style-name="Source_20_Text"><text:span text:style-name="T27">""</text:span></text:span><text:span text:style-name="T2">), push the </text:span><text:span text:style-name="Source_20_Text"><text:span text:style-name="T27">value</text:span></text:span><text:span text:style-name="T2"> onto the end of the album's existing </text:span><text:span text:style-name="Source_20_Text"><text:span text:style-name="T27">tracks</text:span></text:span><text:span text:style-name="T2"> array. If </text:span><text:span text:style-name="Source_20_Text"><text:span text:style-name="T27">value</text:span></text:span><text:span text:style-name="T2"> is empty (</text:span><text:span text:style-name="Source_20_Text"><text:span text:style-name="T27">""</text:span></text:span><text:span text:style-name="T2">), delete the given </text:span><text:span text:style-name="Source_20_Text"><text:span text:style-name="T27">prop</text:span></text:span><text:span text:style-name="T2"> property from the album. </text:span><text:span text:style-name="Strong_20_Emphasis"><text:span text:style-name="T5">Hints</text:span></text:span><text:span text:style-name="T2"><text:line-break/>Use </text:span><text:span text:style-name="Source_20_Text"><text:span text:style-name="T27">bracket notation</text:span></text:span><text:span text:style-name="T2"> when </text:span><text:a xlink:type="simple" xlink:href="http://192.168.0.253:8000/learn/javascript-algorithms-and-data-structures/basic-javascript/accessing-object-properties-with-variables" office:target-frame-name="_blank" xlink:show="new" text:style-name="Internet_20_link" text:visited-style-name="Visited_20_Internet_20_Link"><text:span text:style-name="T46">accessing object properties with variables</text:span></text:a><text:span text:style-name="T2">. Push is an array method you can read about on </text:span><text:a xlink:type="simple" xlink:href="https://developer.mozilla.org/en-US/docs/Web/JavaScript/Reference/Global_Objects/Array/push" office:target-frame-name="_blank" xlink:show="new" text:style-name="Internet_20_link" text:visited-style-name="Visited_20_Internet_20_Link"><text:span text:style-name="T46">Mozilla Developer Network</text:span></text:a><text:span text:style-name="T2">. You may refer back to </text:span><text:a xlink:type="simple" xlink:href="http://192.168.0.253:8000/learn/javascript-algorithms-and-data-structures/basic-javascript/manipulating-complex-objects" office:target-frame-name="_blank" xlink:show="new" text:style-name="Internet_20_link" text:visited-style-name="Visited_20_Internet_20_Link"><text:span text:style-name="T46">Manipulating Complex Objects</text:span></text:a><text:span text:style-name="T2"> Introducing JavaScript Object Notation (JSON) for a refresher.</text:span></text:p>
      <text:p text:style-name="P28"/>
      <text:p text:style-name="P29">EXAMPLE:</text:p>
      <text:p text:style-name="P14">// Setup</text:p>
      <text:p text:style-name="P4"><text:span text:style-name="T74">var</text:span> <text:span text:style-name="T79">collection</text:span> = {</text:p>
      <text:p text:style-name="P4"><text:soft-page-break/><text:span text:style-name="T91">2548</text:span>: {</text:p>
      <text:p text:style-name="P4"><text:span text:style-name="T79">album</text:span>: <text:span text:style-name="T85">"Slippery When Wet"</text:span>,</text:p>
      <text:p text:style-name="P4"><text:span text:style-name="T79">artist</text:span>: <text:span text:style-name="T85">"Bon Jovi"</text:span>,</text:p>
      <text:p text:style-name="P4"><text:span text:style-name="T79">tracks</text:span>: [</text:p>
      <text:p text:style-name="P4"><text:span text:style-name="T85">"Let It Rock"</text:span>,</text:p>
      <text:p text:style-name="P10">"You Give Love a Bad Name"</text:p>
      <text:p text:style-name="P4">]</text:p>
      <text:p text:style-name="P4">},</text:p>
      <text:p text:style-name="P4"><text:span text:style-name="T91">2468</text:span>: {</text:p>
      <text:p text:style-name="P4"><text:span text:style-name="T79">album</text:span>: <text:span text:style-name="T85">"1999"</text:span>,</text:p>
      <text:p text:style-name="P4"><text:span text:style-name="T79">artist</text:span>: <text:span text:style-name="T85">"Prince"</text:span>,</text:p>
      <text:p text:style-name="P4"><text:span text:style-name="T79">tracks</text:span>: [</text:p>
      <text:p text:style-name="P4"><text:span text:style-name="T85">"1999"</text:span>,</text:p>
      <text:p text:style-name="P10">"Little Red Corvette"</text:p>
      <text:p text:style-name="P4">]</text:p>
      <text:p text:style-name="P4">},</text:p>
      <text:p text:style-name="P4"><text:span text:style-name="T91">1245</text:span>: {</text:p>
      <text:p text:style-name="P4"><text:span text:style-name="T79">artist</text:span>: <text:span text:style-name="T85">"Robert Palmer"</text:span>,</text:p>
      <text:p text:style-name="P4"><text:span text:style-name="T79">tracks</text:span>: [ ]</text:p>
      <text:p text:style-name="P4">},</text:p>
      <text:p text:style-name="P4"><text:span text:style-name="T91">5439</text:span>: {</text:p>
      <text:p text:style-name="P4"><text:span text:style-name="T79">album</text:span>: <text:span text:style-name="T85">"ABBA Gold"</text:span></text:p>
      <text:p text:style-name="P4">}</text:p>
      <text:p text:style-name="P4">};</text:p>
      <text:p text:style-name="P9"/>
      <text:p text:style-name="P7">// Only change code below this line</text:p>
      <text:p text:style-name="P9"/>
      <text:p text:style-name="P6"><text:span text:style-name="T74">function</text:span> <text:span text:style-name="T79">updateRecords</text:span>(<text:span text:style-name="T79">id</text:span>, <text:span text:style-name="T79">prop</text:span>, <text:span text:style-name="T79">value</text:span>) {</text:p>
      <text:p text:style-name="P6"><text:span text:style-name="T74">if</text:span> (<text:span text:style-name="T79">value</text:span> === <text:span text:style-name="T85">""</text:span>) {</text:p>
      <text:p text:style-name="P6"><text:span text:style-name="T74">delete</text:span> <text:span text:style-name="T79">collection</text:span>[<text:span text:style-name="T79">id</text:span>][<text:span text:style-name="T79">prop</text:span>]; </text:p>
      <text:p text:style-name="P6">} <text:span text:style-name="T74">else</text:span> <text:span text:style-name="T74">if</text:span> (<text:span text:style-name="T79">prop</text:span> === <text:span text:style-name="T85">"tracks"</text:span>) {</text:p>
      <text:p text:style-name="P6"><text:span text:style-name="T79">collection</text:span> [<text:span text:style-name="T79">id</text:span>][<text:span text:style-name="T79">prop</text:span>] = <text:span text:style-name="T79">collection</text:span> [<text:span text:style-name="T79">id</text:span>][<text:span text:style-name="T79">prop</text:span>] || [];</text:p>
      <text:p text:style-name="P6"><text:span text:style-name="T79">collection</text:span> [<text:span text:style-name="T79">id</text:span>][<text:span text:style-name="T79">prop</text:span>].<text:span text:style-name="T79">push</text:span>(<text:span text:style-name="T79">value</text:span>);</text:p>
      <text:p text:style-name="P6">} <text:span text:style-name="T74">else</text:span> {</text:p>
      <text:p text:style-name="P6"><text:span text:style-name="T79">collection</text:span>[<text:span text:style-name="T79">id</text:span>][<text:span text:style-name="T79">prop</text:span>] = <text:span text:style-name="T79">value</text:span>;</text:p>
      <text:p text:style-name="P6">} </text:p>
      <text:p text:style-name="P11"/>
      <text:p text:style-name="P6"><text:span text:style-name="T74">return</text:span> <text:span text:style-name="T79">collection</text:span>;</text:p>
      <text:p text:style-name="P6">}</text:p>
      <text:p text:style-name="P8">// Alter values below to test your code</text:p>
      <text:p text:style-name="P6"><text:span text:style-name="T79">updateRecords</text:span>(<text:span text:style-name="T91">5439</text:span>, <text:span text:style-name="T85">"tracks"</text:span>, <text:span text:style-name="T85">"Take a Chance on Me"</text:span>);</text:p>
      <text:p text:style-name="P6"><text:span text:style-name="T79">updateRecords</text:span>(<text:span text:style-name="T91">2548</text:span>, <text:span text:style-name="T85">"artist"</text:span>, <text:span text:style-name="T85">""</text:span>);</text:p>
      <text:p text:style-name="P6"><text:span text:style-name="T79">updateRecords</text:span>(<text:span text:style-name="T91">2548</text:span>, <text:span text:style-name="T85">"tracks"</text:span>, <text:span text:style-name="T85">""</text:span>);</text:p>
      <text:p text:style-name="P6"><text:span text:style-name="T79">updateRecords</text:span>(<text:span text:style-name="T91">1245</text:span>, <text:span text:style-name="T85">"tracks"</text:span>, <text:span text:style-name="T85">"Addicted to Love"</text:span>);</text:p>
      <text:p text:style-name="P6"><text:span text:style-name="T79">updateRecords</text:span>(<text:span text:style-name="T91">1245</text:span>, <text:span text:style-name="T85">"album"</text:span>, <text:span text:style-name="T85">"Riptide"</text:span>);</text:p>
      <text:p text:style-name="P6"><text:span text:style-name="T79">console</text:span>.<text:span text:style-name="T79">log</text:span>(<text:span text:style-name="T79">updateRecords</text:span>(<text:span text:style-name="T91">5439</text:span>, <text:span text:style-name="T85">"artist"</text:span>, <text:span text:style-name="T85">"ABBA"</text:span>));</text:p>
      <text:p text:style-name="P6"><text:span text:style-name="T79">updateRecords</text:span>(<text:span text:style-name="T91">5439</text:span>, <text:span text:style-name="T85">"artist"</text:span>, <text:span text:style-name="T85">"ABBA"</text:span>);</text:p>
      <text:h text:style-name="P63" text:outline-level="2"><text:soft-page-break/>Basic JavaScript: Iterate with JavaScript While Loops</text:h>
      <text:p text:style-name="P23"><text:span text:style-name="T87">You can run the same code multiple times by using a loop. The first type of loop we will learn is called a </text:span><text:span text:style-name="Source_20_Text"><text:span text:style-name="T51">while</text:span></text:span><text:span text:style-name="T87"> loop because it runs "while" a specified condition is true and stops once that condition is no longer true.</text:span></text:p>
      <text:h text:style-name="P66" text:outline-level="2"/>
      <text:p text:style-name="P5"><text:span text:style-name="T74">var</text:span> <text:span text:style-name="T79">i</text:span> = <text:span text:style-name="T91">0</text:span>;</text:p>
      <text:p text:style-name="P5"><text:span text:style-name="T75">while</text:span><text:span text:style-name="T64">(</text:span><text:span text:style-name="T80">i</text:span><text:span text:style-name="T64"> &lt; </text:span><text:span text:style-name="T92">5</text:span><text:span text:style-name="T64">)</text:span> {</text:p>
      <text:p text:style-name="P5"><text:span text:style-name="T79">myArray</text:span>.<text:span text:style-name="T79">push</text:span>(<text:span text:style-name="T79">i</text:span>);</text:p>
      <text:p text:style-name="P5"><text:span text:style-name="T79">i</text:span>++;</text:p>
      <text:p text:style-name="P5">}</text:p>
      <text:p text:style-name="P17"><text:span text:style-name="T79">console</text:span>.<text:span text:style-name="T79">log</text:span>(<text:span text:style-name="T79">myArray</text:span>);</text:p>
      <text:h text:style-name="P66" text:outline-level="2"/>
      <text:h text:style-name="P66" text:outline-level="2">Basic JavaScript: Iterate with JavaScript For Loops</text:h>
      <text:p text:style-name="P35"><text:span text:style-name="T2">You can run the same code multiple times by using a loop. The most common type of JavaScript loop is called a </text:span><text:span text:style-name="Source_20_Text"><text:span text:style-name="T28">for loop</text:span></text:span><text:span text:style-name="T2"> because it runs "for" a specific number of times.</text:span></text:p>
      <text:p text:style-name="P29"><text:span text:style-name="T86">For loops are declared with three optional expressions separated by semicolons: </text:span><text:span text:style-name="Source_20_Text"><text:span text:style-name="T61">for ([initialization]; [condition]; [final-expression])</text:span></text:span> </text:p>
      <text:p text:style-name="P5"><text:span text:style-name="T74">var</text:span> <text:span text:style-name="T79">i</text:span> = <text:span text:style-name="T91">0</text:span>;</text:p>
      <text:p text:style-name="P5"><text:span text:style-name="T75">while</text:span><text:span text:style-name="T64">(</text:span><text:span text:style-name="T80">i</text:span><text:span text:style-name="T64"> &lt; </text:span><text:span text:style-name="T92">5</text:span><text:span text:style-name="T64">)</text:span> {</text:p>
      <text:p text:style-name="P5"><text:span text:style-name="T79">myArray</text:span>.<text:span text:style-name="T79">push</text:span>(<text:span text:style-name="T79">i</text:span>);</text:p>
      <text:p text:style-name="P5"><text:span text:style-name="T79">i</text:span>++;</text:p>
      <text:p text:style-name="P5">}</text:p>
      <text:p text:style-name="P5"><text:span text:style-name="T79">console</text:span>.<text:span text:style-name="T79">log</text:span>(<text:span text:style-name="T79">myArray</text:span>);</text:p>
      <text:p text:style-name="P16"/>
      <text:p text:style-name="P29"/>
      <text:h text:style-name="P65" text:outline-level="2">Basic JavaScript: Iterate with JavaScript For Loops</text:h>
      <text:p text:style-name="P35"><text:span text:style-name="T2">You can run the same code multiple times by using a loop. The most common type of JavaScript loop is called a </text:span><text:span text:style-name="Source_20_Text"><text:span text:style-name="T27">for loop</text:span></text:span><text:span text:style-name="T2"> because it runs "for" a specific number of times. For loops are declared with three optional expressions separated by semicolons: </text:span><text:span text:style-name="Source_20_Text"><text:span text:style-name="T27">for ([initialization]; [condition]; [final-expression])</text:span></text:span></text:p>
      <text:p text:style-name="P29"><text:soft-page-break/></text:p>
      <text:p text:style-name="P15"><text:span text:style-name="T74">for</text:span> (<text:span text:style-name="T74">var</text:span> <text:span text:style-name="T79">i</text:span> =<text:span text:style-name="T91">1</text:span>; <text:span text:style-name="T79">i</text:span> &lt; <text:span text:style-name="T91">6</text:span>; <text:span text:style-name="T80">i</text:span><text:span text:style-name="T64">++</text:span>) {</text:p>
      <text:p text:style-name="P4"><text:span text:style-name="T79">myArray</text:span>.<text:span text:style-name="T79">push</text:span>(<text:span text:style-name="T79">i</text:span>);</text:p>
      <text:p text:style-name="P4">}</text:p>
      <text:p text:style-name="P4"><text:span text:style-name="T79">console</text:span>.<text:span text:style-name="T79">log</text:span>(<text:span text:style-name="T79">ourArray</text:span>);</text:p>
      <text:p text:style-name="P29"/>
      <text:h text:style-name="P68" text:outline-level="2">Basic JavaScript: Iterate Odd Numbers With a For Loop</text:h>
      <text:p text:style-name="P35"><text:span text:style-name="T2">For loops don't have to iterate one at a time. By changing our </text:span><text:span text:style-name="Source_20_Text"><text:span text:style-name="T27">final-expression</text:span></text:span><text:span text:style-name="T2">, we can count by even numbers. We'll start at </text:span><text:span text:style-name="Source_20_Text"><text:span text:style-name="T27">i = 0</text:span></text:span><text:span text:style-name="T2"> and loop while </text:span><text:span text:style-name="Source_20_Text"><text:span text:style-name="T27">i &lt; 10</text:span></text:span><text:span text:style-name="T2">. We'll increment </text:span><text:span text:style-name="Source_20_Text"><text:span text:style-name="T27">i</text:span></text:span><text:span text:style-name="T2"> by 2 each loop with </text:span><text:span text:style-name="Source_20_Text"><text:span text:style-name="T27">i += 2</text:span></text:span><text:span text:style-name="T2">.</text:span></text:p>
      <text:p text:style-name="P18"/>
      <text:p text:style-name="P18"/>
      <text:p text:style-name="P15"><text:span text:style-name="T74">var</text:span> <text:span text:style-name="T79">myArray</text:span> = [];</text:p>
      <text:p text:style-name="P9"/>
      <text:p text:style-name="P7">// Only change code below this line.</text:p>
      <text:p text:style-name="P4"><text:span text:style-name="T74">for</text:span> (<text:span text:style-name="T74">var</text:span> <text:span text:style-name="T79">i</text:span> = <text:span text:style-name="T91">1</text:span>; <text:span text:style-name="T79">i</text:span> &lt; <text:span text:style-name="T91">10</text:span>; <text:span text:style-name="T80">i</text:span><text:span text:style-name="T64"> += </text:span><text:span text:style-name="T92">2</text:span>) {</text:p>
      <text:p text:style-name="P4"><text:span text:style-name="T79">myArray</text:span>.<text:span text:style-name="T79">push</text:span>(<text:span text:style-name="T79">i</text:span>);</text:p>
      <text:p text:style-name="P9"/>
      <text:p text:style-name="P4">} <text:span text:style-name="T79">console</text:span>.<text:span text:style-name="T79">log</text:span>(<text:span text:style-name="T79">myArray</text:span>);</text:p>
      <text:p text:style-name="P29"/>
      <text:h text:style-name="P67" text:outline-level="2">Basic JavaScript: Iterate Odd Numbers With a For Loop</text:h>
      <text:p text:style-name="P59"><text:span text:style-name="Source_20_Text"><text:span text:style-name="T27">var ourArray = [];</text:span></text:span></text:p>
      <text:p text:style-name="P75"><text:span text:style-name="Source_20_Text"><text:span text:style-name="T27">for (var i = 0; i &lt; 10; </text:span></text:span><text:span text:style-name="Source_20_Text"><text:span text:style-name="T26">i += 2</text:span></text:span><text:span text:style-name="Source_20_Text"><text:span text:style-name="T27">) {</text:span></text:span></text:p>
      <text:p text:style-name="P75"><text:span text:style-name="Source_20_Text"><text:span text:style-name="T39"><text:s text:c="2"/></text:span></text:span><text:span text:style-name="Source_20_Text"><text:span text:style-name="T27">ourArray.push(i);</text:span></text:span></text:p>
      <text:p text:style-name="P55"><text:span text:style-name="Source_20_Text"><text:span text:style-name="T52">}</text:span></text:span></text:p>
      <text:p text:style-name="P55"><text:span text:style-name="Source_20_Text"><text:span text:style-name="T52"/></text:span></text:p>
      <text:h text:style-name="P43" text:outline-level="2"><text:span text:style-name="Source_20_Text"><text:span text:style-name="T96">Basic JavaScript: Iterate Through an Array with a For Loop</text:span></text:span></text:h>
      <text:p text:style-name="P56"><text:span text:style-name="Source_20_Text"><text:span text:style-name="T53">Example:</text:span></text:span></text:p>
      <text:p text:style-name="P49"><text:span text:style-name="Source_20_Text"><text:span text:style-name="T103">// Setup</text:span></text:span></text:p>
      <text:p text:style-name="P4"><text:span text:style-name="T74">var</text:span> <text:span text:style-name="T79">myArr</text:span> = [ <text:span text:style-name="T91">2</text:span>, <text:span text:style-name="T91">3</text:span>, <text:span text:style-name="T91">4</text:span>, <text:span text:style-name="T91">5</text:span>, <text:span text:style-name="T91">6</text:span>];</text:p>
      <text:p text:style-name="P9"/>
      <text:p text:style-name="P7">// Only change code below this line</text:p>
      <text:p text:style-name="P4"><text:span text:style-name="T74">var</text:span> <text:span text:style-name="T79">total</text:span> = <text:span text:style-name="T91">0</text:span>;</text:p>
      <text:p text:style-name="P9"><text:soft-page-break/></text:p>
      <text:p text:style-name="P4"><text:span text:style-name="T74">for</text:span> <text:span text:style-name="T64">(</text:span><text:span text:style-name="T75">var</text:span><text:span text:style-name="T64"> </text:span><text:span text:style-name="T80">i</text:span><text:span text:style-name="T64"> = </text:span><text:span text:style-name="T92">0</text:span><text:span text:style-name="T64">; </text:span><text:span text:style-name="T80">i</text:span><text:span text:style-name="T64"> &lt; </text:span><text:span text:style-name="T80">myArr</text:span><text:span text:style-name="T64">.</text:span><text:span text:style-name="T80">length</text:span><text:span text:style-name="T64">; </text:span><text:span text:style-name="T80">i</text:span><text:span text:style-name="T64">++)</text:span> {</text:p>
      <text:p text:style-name="P4"><text:span text:style-name="T79">total</text:span> += <text:span text:style-name="T79">myArr</text:span>[<text:span text:style-name="T79">i</text:span>];</text:p>
      <text:p text:style-name="P4">}</text:p>
      <text:p text:style-name="P4"><text:span text:style-name="T79">console</text:span>.<text:span text:style-name="T79">log</text:span>(<text:span text:style-name="T79">total</text:span>);</text:p>
      <text:p text:style-name="P56"><text:span text:style-name="Source_20_Text"><text:span text:style-name="T53"/></text:span></text:p>
      <text:p text:style-name="P56"><text:span text:style-name="Source_20_Text"><text:span text:style-name="T53"/></text:span></text:p>
      <text:h text:style-name="P44" text:outline-level="2"><text:span text:style-name="Source_20_Text"><text:span text:style-name="T101">Basic JavaScript: Nesting For Loops</text:span></text:span></text:h>
      <text:p text:style-name="P36">If you have a multi-dimensional array, you can use the same logic as the prior waypoint to loop through both the array and any sub-arrays. </text:p>
      <text:p text:style-name="P56"><text:span text:style-name="Source_20_Text"><text:span text:style-name="T53"/></text:span></text:p>
      <text:p text:style-name="P57"><text:span text:style-name="Source_20_Text"><text:span text:style-name="T54">EXAMPLE:</text:span></text:span></text:p>
      <text:p text:style-name="P50"><text:span text:style-name="Source_20_Text"><text:span text:style-name="T76">function</text:span></text:span><text:span text:style-name="Source_20_Text"><text:span text:style-name="T70"> </text:span></text:span><text:span text:style-name="Source_20_Text"><text:span text:style-name="T81">multiplyAll</text:span></text:span><text:span text:style-name="Source_20_Text"><text:span text:style-name="T70">(</text:span></text:span><text:span text:style-name="Source_20_Text"><text:span text:style-name="T81">arr</text:span></text:span><text:span text:style-name="Source_20_Text"><text:span text:style-name="T70">) {</text:span></text:span></text:p>
      <text:p text:style-name="P4"><text:span text:style-name="T74">var</text:span> <text:span text:style-name="T79">product</text:span> = <text:span text:style-name="T91">1</text:span>;</text:p>
      <text:p text:style-name="P7">// Only change code below this line</text:p>
      <text:p text:style-name="P9"/>
      <text:p text:style-name="P4"><text:s/>*<text:span text:style-name="T111">=</text:span></text:p>
      <text:p text:style-name="P7">// Only change code above this line</text:p>
      <text:p text:style-name="P4"><text:span text:style-name="T74">return</text:span> <text:span text:style-name="T79">product</text:span>;</text:p>
      <text:p text:style-name="P4">}</text:p>
      <text:p text:style-name="P9"/>
      <text:p text:style-name="P7">// Modify values below to test your code</text:p>
      <text:p text:style-name="P9"/>
      <text:p text:style-name="P4"><text:span text:style-name="T79">console</text:span>.<text:span text:style-name="T79">log</text:span>(<text:span text:style-name="T79">multiplyAll</text:span>([[<text:span text:style-name="T91">1</text:span>], [<text:span text:style-name="T91">2</text:span>], [<text:span text:style-name="T91">3</text:span>]]));</text:p>
      <text:p text:style-name="P4"/>
      <text:p text:style-name="P4"/>
      <text:p text:style-name="P4"/>
      <text:h text:style-name="P81" text:outline-level="2"><text:span text:style-name="T110">B</text:span>asic JavaScript: Iterate with JavaScript Do...While Loops</text:h>
      <text:p text:style-name="P70"><text:span text:style-name="T87">Change the </text:span><text:span text:style-name="Source_20_Text"><text:span text:style-name="T62">while</text:span></text:span> <text:span text:style-name="T87">loop in the code to a </text:span><text:span text:style-name="Source_20_Text"><text:span text:style-name="T62">do...while</text:span></text:span> <text:span text:style-name="T87">loop so the loop will push only the number </text:span><text:span text:style-name="Source_20_Text"><text:span text:style-name="T62">10</text:span></text:span> <text:span text:style-name="T87">to </text:span><text:span text:style-name="Source_20_Text"><text:span text:style-name="T62">myArray</text:span></text:span><text:span text:style-name="T87">, and </text:span><text:span text:style-name="Source_20_Text"><text:span text:style-name="T62">i</text:span></text:span> <text:span text:style-name="T87">will be equal to </text:span><text:span text:style-name="Source_20_Text"><text:span text:style-name="T62">11</text:span></text:span> <text:span text:style-name="T87">when your code has finished running.</text:span> </text:p>
      <text:p text:style-name="P4"/>
      <text:p text:style-name="P50"><text:span text:style-name="Source_20_Text"><text:span text:style-name="T104">// Setup</text:span></text:span></text:p>
      <text:p text:style-name="P4"><text:span text:style-name="T74">var</text:span> <text:span text:style-name="T79">myArray</text:span> = [];</text:p>
      <text:p text:style-name="P4"><text:span text:style-name="T74">var</text:span> <text:span text:style-name="T79">i</text:span> = <text:span text:style-name="T91">10</text:span>;</text:p>
      <text:p text:style-name="P9"/>
      <text:p text:style-name="P7">// Only change code below this line</text:p>
      <text:p text:style-name="P86"/>
      <text:p text:style-name="P88"/>
      <text:p text:style-name="P88"/>
      <text:p text:style-name="P4"><text:span text:style-name="T74">do</text:span> {</text:p>
      <text:p text:style-name="P4"><text:soft-page-break/><text:span text:style-name="T79">myArray</text:span>.<text:span text:style-name="T79">push</text:span>(<text:span text:style-name="T79">i</text:span>);</text:p>
      <text:p text:style-name="P4"><text:span text:style-name="T79">i</text:span>++;</text:p>
      <text:p text:style-name="P4">} <text:span text:style-name="T74">while</text:span> (<text:span text:style-name="T79">i</text:span> &lt; <text:span text:style-name="T91">5</text:span>);</text:p>
      <text:p text:style-name="P4"><text:span text:style-name="T79">console</text:span>.<text:span text:style-name="T79">log</text:span>(<text:span text:style-name="T79">i</text:span>, <text:span text:style-name="T79">myArray</text:span>);</text:p>
      <text:p text:style-name="P50"><text:span text:style-name="Source_20_Text"><text:span text:style-name="T55"/></text:span></text:p>
      <text:p text:style-name="P57"><text:span text:style-name="Source_20_Text"><text:span text:style-name="T106">// running tests</text:span></text:span></text:p>
      <text:p text:style-name="P78">// tests completed</text:p>
      <text:p text:style-name="P78">// console output</text:p>
      <text:p text:style-name="P79"/>
      <text:p text:style-name="P78">11 [10]</text:p>
      <text:p text:style-name="P50"><text:span text:style-name="Source_20_Text"><text:span text:style-name="T55"/></text:span></text:p>
      <text:h text:style-name="P45" text:outline-level="2"><text:span text:style-name="Source_20_Text"><text:span text:style-name="T95">Basic JavaScript: Replace Loops using Recursion</text:span></text:span></text:h>
      <text:p text:style-name="P36">Recursion is the concept that a function can be expressed in terms of itself.</text:p>
      <text:p text:style-name="P50"><text:span text:style-name="Source_20_Text"><text:span text:style-name="T55"/></text:span></text:p>
      <text:p text:style-name="P50"><text:span text:style-name="Source_20_Text"><text:span text:style-name="T76">function</text:span></text:span><text:span text:style-name="Source_20_Text"><text:span text:style-name="T70"> </text:span></text:span><text:span text:style-name="Source_20_Text"><text:span text:style-name="T81">sum</text:span></text:span><text:span text:style-name="Source_20_Text"><text:span text:style-name="T70">(</text:span></text:span><text:span text:style-name="Source_20_Text"><text:span text:style-name="T81">arr</text:span></text:span><text:span text:style-name="Source_20_Text"><text:span text:style-name="T70">, </text:span></text:span><text:span text:style-name="Source_20_Text"><text:span text:style-name="T81">n</text:span></text:span><text:span text:style-name="Source_20_Text"><text:span text:style-name="T70">) {</text:span></text:span></text:p>
      <text:p text:style-name="P7">// Only change code below this line</text:p>
      <text:p text:style-name="P4"><text:span text:style-name="T74">var</text:span> <text:span text:style-name="T79">product</text:span> = <text:span text:style-name="T79">arr</text:span>[<text:span text:style-name="T91">0</text:span>];</text:p>
      <text:p text:style-name="P4"><text:span text:style-name="T74">for</text:span> (<text:span text:style-name="T74">var</text:span> <text:span text:style-name="T79">i</text:span> = <text:span text:style-name="T91">1</text:span>; <text:span text:style-name="T79">i</text:span> &lt;= <text:span text:style-name="T79">n</text:span>; <text:span text:style-name="T79">i</text:span>++) {</text:p>
      <text:p text:style-name="P4"><text:span text:style-name="T79">product</text:span> += <text:span text:style-name="T79">arr</text:span>[<text:span text:style-name="T79">i</text:span>];</text:p>
      <text:p text:style-name="P4">} </text:p>
      <text:p text:style-name="P4"><text:span text:style-name="T74">return</text:span> <text:span text:style-name="T79">product</text:span>;</text:p>
      <text:p text:style-name="P7">// Only change code above this line</text:p>
      <text:p text:style-name="P4">}</text:p>
      <text:p text:style-name="P50"><text:span text:style-name="Source_20_Text"><text:span text:style-name="T55"/></text:span></text:p>
      <text:p text:style-name="P51"><text:span text:style-name="Source_20_Text"><text:span text:style-name="T56">EXAMPLE 2:</text:span></text:span></text:p>
      <text:p text:style-name="P51"><text:span text:style-name="Source_20_Text"><text:span text:style-name="T88">Your code should not rely on any kind of loops (</text:span></text:span><text:span text:style-name="Source_20_Text"><text:span text:style-name="T56">for</text:span></text:span><text:span text:style-name="Source_20_Text"><text:span text:style-name="T89"> </text:span></text:span><text:span text:style-name="Source_20_Text"><text:span text:style-name="T88">or </text:span></text:span><text:span text:style-name="Source_20_Text"><text:span text:style-name="T56">while</text:span></text:span><text:span text:style-name="Source_20_Text"><text:span text:style-name="T89"> </text:span></text:span><text:span text:style-name="Source_20_Text"><text:span text:style-name="T88">or higher order functions such as </text:span></text:span><text:span text:style-name="Source_20_Text"><text:span text:style-name="T56">forEach</text:span></text:span><text:span text:style-name="Source_20_Text"><text:span text:style-name="T88">, </text:span></text:span><text:span text:style-name="Source_20_Text"><text:span text:style-name="T56">map</text:span></text:span><text:span text:style-name="Source_20_Text"><text:span text:style-name="T88">, </text:span></text:span><text:span text:style-name="Source_20_Text"><text:span text:style-name="T56">filter</text:span></text:span><text:span text:style-name="Source_20_Text"><text:span text:style-name="T88">, or </text:span></text:span><text:span text:style-name="Source_20_Text"><text:span text:style-name="T56">reduce</text:span></text:span><text:span text:style-name="Source_20_Text"><text:span text:style-name="T88">.).</text:span></text:span><text:span text:style-name="Source_20_Text"><text:span text:style-name="T56"> </text:span></text:span></text:p>
      <text:p text:style-name="P51"><text:span text:style-name="Source_20_Text"><text:span text:style-name="T56"/></text:span></text:p>
      <text:h text:style-name="P46" text:outline-level="2"><text:span text:style-name="Source_20_Text"><text:span text:style-name="T100">Basic JavaScript: Replace Loops using Recursion</text:span></text:span></text:h>
      <text:p text:style-name="P36">Recursion is the concept that a function can be expressed in terms of itself. </text:p>
      <text:p text:style-name="P36"/>
      <text:p text:style-name="P37">EXAMPLE:</text:p>
      <text:p text:style-name="P41"><text:span text:style-name="T74">function</text:span> <text:span text:style-name="T79">sum</text:span>(<text:span text:style-name="T79">arr</text:span>, <text:span text:style-name="T79">n</text:span>) {</text:p>
      <text:p text:style-name="P7">// Only change code below this line</text:p>
      <text:p text:style-name="P4"><text:span text:style-name="T74">if</text:span> (<text:span text:style-name="T79">n</text:span> &lt;= <text:span text:style-name="T91">0</text:span>) {</text:p>
      <text:p text:style-name="P4"><text:span text:style-name="T74">return</text:span> <text:span text:style-name="T79">arr</text:span>[<text:span text:style-name="T91">0</text:span>];</text:p>
      <text:p text:style-name="P4">} <text:span text:style-name="T74">else</text:span> {</text:p>
      <text:p text:style-name="P4"><text:span text:style-name="T74">return</text:span> <text:span text:style-name="T79">sum</text:span>(<text:span text:style-name="T79">arr</text:span>, <text:span text:style-name="T79">n</text:span> - <text:span text:style-name="T91">1</text:span>) + <text:span text:style-name="T79">arr</text:span>[<text:span text:style-name="T79">n</text:span>];</text:p>
      <text:p text:style-name="P4">}</text:p>
      <text:p text:style-name="P7">// Only change code above this line</text:p>
      <text:p text:style-name="P4"><text:soft-page-break/>}</text:p>
      <text:p text:style-name="P37"/>
      <text:h text:style-name="P46" text:outline-level="2"><text:span text:style-name="Source_20_Text"><text:span text:style-name="T99">Basic JavaScript: Profile Lookup</text:span></text:span></text:h>
      <text:p text:style-name="P35"><text:span text:style-name="T2">We have an array of objects representing different people in our contacts lists. A </text:span><text:span text:style-name="Source_20_Text"><text:span text:style-name="T27">lookUpProfile</text:span></text:span><text:span text:style-name="T2"> function that takes </text:span><text:span text:style-name="Source_20_Text"><text:span text:style-name="T27">name</text:span></text:span><text:span text:style-name="T2"> and a property (</text:span><text:span text:style-name="Source_20_Text"><text:span text:style-name="T27">prop</text:span></text:span><text:span text:style-name="T2">) as arguments has been pre-written for you. The function should check if </text:span><text:span text:style-name="Source_20_Text"><text:span text:style-name="T27">name</text:span></text:span><text:span text:style-name="T2"> is an actual contact's </text:span><text:span text:style-name="Source_20_Text"><text:span text:style-name="T27">firstName</text:span></text:span><text:span text:style-name="T2"> and the given property (</text:span><text:span text:style-name="Source_20_Text"><text:span text:style-name="T27">prop</text:span></text:span><text:span text:style-name="T2">) is a property of that contact. If both are true, then return the "value" of that property. If </text:span><text:span text:style-name="Source_20_Text"><text:span text:style-name="T27">name</text:span></text:span><text:span text:style-name="T2"> does not correspond to any contacts then return </text:span><text:span text:style-name="Source_20_Text"><text:span text:style-name="T27">"No such contact"</text:span></text:span><text:span text:style-name="T2">. If </text:span><text:span text:style-name="Source_20_Text"><text:span text:style-name="T27">prop</text:span></text:span><text:span text:style-name="T2"> does not correspond to any valid properties of a contact found to match </text:span><text:span text:style-name="Source_20_Text"><text:span text:style-name="T27">name</text:span></text:span><text:span text:style-name="T2"> then return </text:span><text:span text:style-name="Source_20_Text"><text:span text:style-name="T27">"No such property"</text:span></text:span><text:span text:style-name="T2">.</text:span></text:p>
      <text:p text:style-name="P51"><text:span text:style-name="Source_20_Text"><text:span text:style-name="T56"><text:s/></text:span></text:span></text:p>
      <text:p text:style-name="P52"><text:span text:style-name="Source_20_Text"><text:span text:style-name="T57">EXAMPLE:</text:span></text:span></text:p>
      <text:p text:style-name="P52"><text:span text:style-name="Source_20_Text"><text:span text:style-name="T57"/></text:span></text:p>
      <text:p text:style-name="P54"><text:span text:style-name="Source_20_Text"><text:span text:style-name="T30"><text:tab/></text:span></text:span><text:span text:style-name="Source_20_Text"><text:span text:style-name="T77">var</text:span></text:span><text:span text:style-name="Source_20_Text"><text:span text:style-name="T71"> </text:span></text:span><text:span text:style-name="Source_20_Text"><text:span text:style-name="T82">contacts</text:span></text:span><text:span text:style-name="Source_20_Text"><text:span text:style-name="T71"> = [</text:span></text:span></text:p>
      <text:p text:style-name="P4">{</text:p>
      <text:p text:style-name="P4"><text:span text:style-name="T85">"firstName"</text:span>: <text:span text:style-name="T85">"Akira"</text:span>,</text:p>
      <text:p text:style-name="P4"><text:span text:style-name="T85">"lastName"</text:span>: <text:span text:style-name="T85">"Laine"</text:span>,</text:p>
      <text:p text:style-name="P4"><text:span text:style-name="T85">"number"</text:span>: <text:span text:style-name="T85">"0543236543"</text:span>,</text:p>
      <text:p text:style-name="P4"><text:span text:style-name="T85">"likes"</text:span>: [<text:span text:style-name="T85">"Pizza"</text:span>, <text:span text:style-name="T85">"Coding"</text:span>, <text:span text:style-name="T85">"Brownie Points"</text:span>]</text:p>
      <text:p text:style-name="P4">},</text:p>
      <text:p text:style-name="P4">{</text:p>
      <text:p text:style-name="P4"><text:span text:style-name="T85">"firstName"</text:span>: <text:span text:style-name="T85">"Harry"</text:span>,</text:p>
      <text:p text:style-name="P4"><text:span text:style-name="T85">"lastName"</text:span>: <text:span text:style-name="T85">"Potter"</text:span>,</text:p>
      <text:p text:style-name="P4"><text:span text:style-name="T85">"number"</text:span>: <text:span text:style-name="T85">"0994372684"</text:span>,</text:p>
      <text:p text:style-name="P4"><text:span text:style-name="T85">"likes"</text:span>: [<text:span text:style-name="T85">"Hogwarts"</text:span>, <text:span text:style-name="T85">"Magic"</text:span>, <text:span text:style-name="T85">"Hagrid"</text:span>]</text:p>
      <text:p text:style-name="P4">},</text:p>
      <text:p text:style-name="P4">{</text:p>
      <text:p text:style-name="P4"><text:span text:style-name="T85">"firstName"</text:span>: <text:span text:style-name="T85">"Sherlock"</text:span>,</text:p>
      <text:p text:style-name="P4"><text:span text:style-name="T85">"lastName"</text:span>: <text:span text:style-name="T85">"Holmes"</text:span>,</text:p>
      <text:p text:style-name="P4"><text:span text:style-name="T85">"number"</text:span>: <text:span text:style-name="T85">"0487345643"</text:span>,</text:p>
      <text:p text:style-name="P4"><text:span text:style-name="T85">"likes"</text:span>: [<text:span text:style-name="T85">"Intriguing Cases"</text:span>, <text:span text:style-name="T85">"Violin"</text:span>]</text:p>
      <text:p text:style-name="P4">},</text:p>
      <text:p text:style-name="P4">{</text:p>
      <text:p text:style-name="P4"><text:span text:style-name="T85">"firstName"</text:span>: <text:span text:style-name="T85">"Kristian"</text:span>,</text:p>
      <text:p text:style-name="P4"><text:span text:style-name="T85">"lastName"</text:span>: <text:span text:style-name="T85">"Vos"</text:span>,</text:p>
      <text:p text:style-name="P4"><text:span text:style-name="T85">"number"</text:span>: <text:span text:style-name="T85">"unknown"</text:span>,</text:p>
      <text:p text:style-name="P4"><text:span text:style-name="T85">"likes"</text:span>: [<text:span text:style-name="T85">"JavaScript"</text:span>, <text:span text:style-name="T85">"Gaming"</text:span>, <text:span text:style-name="T85">"Foxes"</text:span>]</text:p>
      <text:p text:style-name="P4">}</text:p>
      <text:p text:style-name="P4">];</text:p>
      <text:p text:style-name="P86"/>
      <text:p text:style-name="P4"><text:soft-page-break/><text:span text:style-name="T74">function</text:span> <text:span text:style-name="T79">lookUpProfile</text:span>(<text:span text:style-name="T79">name</text:span>, <text:span text:style-name="T79">prop</text:span>){</text:p>
      <text:p text:style-name="P7">// Only change code below this line</text:p>
      <text:p text:style-name="P4"><text:span text:style-name="T74">for</text:span> (<text:span text:style-name="T74">var</text:span> <text:span text:style-name="T79">i</text:span> = <text:span text:style-name="T91">0</text:span>; <text:span text:style-name="T79">i</text:span> &lt; <text:span text:style-name="T79">contacts</text:span>.<text:span text:style-name="T79">length</text:span>; <text:span text:style-name="T79">i</text:span>++) {</text:p>
      <text:p text:style-name="P4"><text:span text:style-name="T74">if</text:span>(<text:span text:style-name="T79">contacts</text:span>[<text:span text:style-name="T79">i</text:span>].<text:span text:style-name="T79">firstName</text:span> === <text:span text:style-name="T79">name</text:span>) {</text:p>
      <text:p text:style-name="P4"><text:span text:style-name="T74">return</text:span> <text:span text:style-name="T79">contacts</text:span>[<text:span text:style-name="T79">i</text:span>][<text:span text:style-name="T79">prop</text:span>] || <text:span text:style-name="T85">"No such property"</text:span>;</text:p>
      <text:p text:style-name="P4">} </text:p>
      <text:p text:style-name="P4">} </text:p>
      <text:p text:style-name="P4"><text:span text:style-name="T74">return</text:span> <text:span text:style-name="T85">"No such property"</text:span>;</text:p>
      <text:p text:style-name="P7">// Only change code above this line</text:p>
      <text:p text:style-name="P4">}</text:p>
      <text:p text:style-name="P9"/>
      <text:p text:style-name="P7">// Change these values to test your function</text:p>
      <text:p text:style-name="P4"><text:span text:style-name="T74">var</text:span> <text:span text:style-name="T79">data</text:span> = <text:span text:style-name="T79">lookUpProfile</text:span>(<text:span text:style-name="T85">"Bob"</text:span>, <text:span text:style-name="T85">"likes"</text:span>);</text:p>
      <text:p text:style-name="P4"><text:span text:style-name="T79">console</text:span>.<text:span text:style-name="T79">log</text:span>(<text:span text:style-name="T79">data</text:span>);</text:p>
      <text:p text:style-name="P52"><text:span text:style-name="Source_20_Text"><text:span text:style-name="T57"/></text:span></text:p>
      <text:p text:style-name="P52"><text:span text:style-name="Source_20_Text"><text:span text:style-name="T57"/></text:span></text:p>
      <text:h text:style-name="P47" text:outline-level="2"><text:span text:style-name="Source_20_Text"><text:span text:style-name="T97">Basic JavaScript: Generate Random Fractions with JavaScript</text:span></text:span></text:h>
      <text:p text:style-name="P35"><text:span text:style-name="T2">Random numbers are useful for creating random behavior. JavaScript has a </text:span><text:span text:style-name="Source_20_Text"><text:span text:style-name="T27">Math.random()</text:span></text:span><text:span text:style-name="T2"> function that generates a random decimal number between </text:span><text:span text:style-name="Source_20_Text"><text:span text:style-name="T27">0</text:span></text:span><text:span text:style-name="T2"> (inclusive) and not quite up to </text:span><text:span text:style-name="Source_20_Text"><text:span text:style-name="T27">1</text:span></text:span><text:span text:style-name="T2"> (exclusive). Thus </text:span><text:span text:style-name="Source_20_Text"><text:span text:style-name="T27">Math.random()</text:span></text:span><text:span text:style-name="T2"> can return a </text:span><text:span text:style-name="Source_20_Text"><text:span text:style-name="T27">0</text:span></text:span><text:span text:style-name="T2"> but never quite return a </text:span><text:span text:style-name="Source_20_Text"><text:span text:style-name="T27">1</text:span></text:span><text:span text:style-name="T2"> </text:span><text:span text:style-name="Strong_20_Emphasis"><text:span text:style-name="T5">Note</text:span></text:span><text:span text:style-name="T2"><text:line-break/>Like </text:span><text:a xlink:type="simple" xlink:href="http://192.168.0.253:8000/learn/javascript-algorithms-and-data-structures/basic-javascript/storing-values-with-the-assignment-operator" office:target-frame-name="_blank" xlink:show="new" text:style-name="Internet_20_link" text:visited-style-name="Visited_20_Internet_20_Link"><text:span text:style-name="T46">Storing Values with the Equal Operator</text:span></text:a><text:span text:style-name="T2">, all function calls will be resolved before the </text:span><text:span text:style-name="Source_20_Text"><text:span text:style-name="T27">return</text:span></text:span><text:span text:style-name="T2"> executes, so we can </text:span><text:span text:style-name="Source_20_Text"><text:span text:style-name="T27">return</text:span></text:span><text:span text:style-name="T2"> the value of the </text:span><text:span text:style-name="Source_20_Text"><text:span text:style-name="T27">Math.random()</text:span></text:span><text:span text:style-name="T2"> function.</text:span></text:p>
      <text:p text:style-name="P38"/>
      <text:p text:style-name="P39">EXAMPLE</text:p>
      <text:p text:style-name="P39"><text:tab/></text:p>
      <text:p text:style-name="P52"><text:span text:style-name="Source_20_Text"><text:span text:style-name="T77">function</text:span></text:span><text:span text:style-name="Source_20_Text"><text:span text:style-name="T71"> </text:span></text:span><text:span text:style-name="Source_20_Text"><text:span text:style-name="T82">randomFraction</text:span></text:span><text:span text:style-name="Source_20_Text"><text:span text:style-name="T71">() {</text:span></text:span></text:p>
      <text:p text:style-name="P9"/>
      <text:p text:style-name="P7">// Only change code below this line.</text:p>
      <text:p text:style-name="P9"/>
      <text:p text:style-name="P4"><text:span text:style-name="T74">return</text:span> <text:span text:style-name="T108">Math</text:span>.<text:span text:style-name="T79">random</text:span>();</text:p>
      <text:p text:style-name="P9"/>
      <text:p text:style-name="P7">// Only change code above this line.</text:p>
      <text:p text:style-name="P4">}</text:p>
      <text:p text:style-name="P4"><text:span text:style-name="T79">console</text:span>.<text:span text:style-name="T79">log</text:span>(<text:span text:style-name="T79">randomFraction</text:span>());</text:p>
      <text:p text:style-name="P52"><text:span text:style-name="Source_20_Text"><text:span text:style-name="T57"/></text:span></text:p>
      <text:p text:style-name="P52"><text:span text:style-name="Source_20_Text"><text:span text:style-name="T57"/></text:span></text:p>
      <text:h text:style-name="P47" text:outline-level="2"><text:soft-page-break/><text:span text:style-name="Source_20_Text"><text:span text:style-name="T97">Basic JavaScript: Generate Random Whole Numbers with JavaScript</text:span></text:span></text:h>
      <text:p text:style-name="P31">It's great that we can generate random decimal numbers, but it's even more useful if we use it to generate random whole numbers.</text:p>
      <text:list xml:id="list3883186721" text:style-name="L1">
        <text:list-item>
          <text:p text:style-name="P93"><text:span text:style-name="T2">Use </text:span><text:span text:style-name="Source_20_Text"><text:span text:style-name="T27">Math.random()</text:span></text:span><text:span text:style-name="T2"> to generate a random decimal.</text:span></text:p>
        </text:list-item>
        <text:list-item>
          <text:p text:style-name="P94"><text:span text:style-name="T2">Multiply that random decimal by </text:span><text:span text:style-name="Source_20_Text"><text:span text:style-name="T27">20</text:span></text:span><text:span text:style-name="T2">.</text:span></text:p>
        </text:list-item>
        <text:list-item>
          <text:p text:style-name="P94"><text:span text:style-name="T2">Use another function, </text:span><text:span text:style-name="Source_20_Text"><text:span text:style-name="T27">Math.floor()</text:span></text:span><text:span text:style-name="T2"> to round the number down to its nearest whole number.</text:span></text:p>
        </text:list-item>
      </text:list>
      <text:p text:style-name="P72"><text:span text:style-name="T2">Remember that </text:span><text:span text:style-name="Source_20_Text"><text:span text:style-name="T27">Math.random()</text:span></text:span><text:span text:style-name="T2"> can never quite return a </text:span><text:span text:style-name="Source_20_Text"><text:span text:style-name="T27">1</text:span></text:span><text:span text:style-name="T2"> and, because we're rounding down, it's impossible to actually get </text:span><text:span text:style-name="Source_20_Text"><text:span text:style-name="T27">20</text:span></text:span><text:span text:style-name="T2">. This technique will give us a whole number between </text:span><text:span text:style-name="Source_20_Text"><text:span text:style-name="T27">0</text:span></text:span><text:span text:style-name="T2"> and </text:span><text:span text:style-name="Source_20_Text"><text:span text:style-name="T27">19</text:span></text:span><text:span text:style-name="T2">. Putting everything together, this is what our code looks like: </text:span><text:span text:style-name="Source_20_Text"><text:span text:style-name="T27">Math.floor(Math.random() * 20);</text:span></text:span><text:span text:style-name="T2"> We are calling </text:span><text:span text:style-name="Source_20_Text"><text:span text:style-name="T27">Math.random()</text:span></text:span><text:span text:style-name="T2">, multiplying the result by 20, then passing the value to </text:span><text:span text:style-name="Source_20_Text"><text:span text:style-name="T27">Math.floor()</text:span></text:span><text:span text:style-name="T2"> function to round the value down to the nearest whole number.</text:span></text:p>
      <text:p text:style-name="P87"/>
      <text:p text:style-name="P72"><text:span text:style-name="T2">Use this technique to generate and return a random whole number between </text:span><text:span text:style-name="Source_20_Text"><text:span text:style-name="T27">0</text:span></text:span><text:span text:style-name="T2"> and </text:span><text:span text:style-name="Source_20_Text"><text:span text:style-name="T27">9</text:span></text:span><text:span text:style-name="T2">.</text:span></text:p>
      <text:p text:style-name="P52"><text:span text:style-name="Source_20_Text"><text:span text:style-name="T77">var</text:span></text:span><text:span text:style-name="Source_20_Text"><text:span text:style-name="T71"> </text:span></text:span><text:span text:style-name="Source_20_Text"><text:span text:style-name="T82">randomNumberBetween0and19</text:span></text:span><text:span text:style-name="Source_20_Text"><text:span text:style-name="T71"> = </text:span></text:span><text:span text:style-name="Source_20_Text"><text:span text:style-name="T109">Math</text:span></text:span><text:span text:style-name="Source_20_Text"><text:span text:style-name="T71">.</text:span></text:span><text:span text:style-name="Source_20_Text"><text:span text:style-name="T82">floor</text:span></text:span><text:span text:style-name="Source_20_Text"><text:span text:style-name="T71">(</text:span></text:span><text:span text:style-name="Source_20_Text"><text:span text:style-name="T109">Math</text:span></text:span><text:span text:style-name="Source_20_Text"><text:span text:style-name="T71">.</text:span></text:span><text:span text:style-name="Source_20_Text"><text:span text:style-name="T82">random</text:span></text:span><text:span text:style-name="Source_20_Text"><text:span text:style-name="T71">() * </text:span></text:span><text:span text:style-name="Source_20_Text"><text:span text:style-name="T93">20</text:span></text:span><text:span text:style-name="Source_20_Text"><text:span text:style-name="T71">);</text:span></text:span></text:p>
      <text:p text:style-name="P9"/>
      <text:p text:style-name="P4"><text:span text:style-name="T74">function</text:span> <text:span text:style-name="T79">randomWholeNum</text:span>() {</text:p>
      <text:p text:style-name="P9"/>
      <text:p text:style-name="P7">// Only change code below this line.</text:p>
      <text:p text:style-name="P4"><text:span text:style-name="T108">Math</text:span>.<text:span text:style-name="T79">floor</text:span>(<text:span text:style-name="T108">Math</text:span>.<text:span text:style-name="T79">random</text:span>() * <text:span text:style-name="T91">10</text:span>);</text:p>
      <text:p text:style-name="P4"><text:span text:style-name="T74">return</text:span> <text:span text:style-name="T108">Math</text:span>.<text:span text:style-name="T79">floor</text:span>(<text:span text:style-name="T108">Math</text:span>.<text:span text:style-name="T79">random</text:span>());</text:p>
      <text:p text:style-name="P4">}</text:p>
      <text:p text:style-name="P4"><text:span text:style-name="T79">console</text:span>.<text:span text:style-name="T79">log</text:span>(<text:span text:style-name="T79">randomNumberBetween0and19</text:span>);</text:p>
      <text:p text:style-name="P52"><text:span text:style-name="Source_20_Text"><text:span text:style-name="T57"/></text:span></text:p>
      <text:h text:style-name="P47" text:outline-level="2"><text:span text:style-name="Source_20_Text"><text:span text:style-name="T97">Basic JavaScript: Generate Random Whole Numbers within a Range</text:span></text:span></text:h>
      <text:p text:style-name="P35"><text:span text:style-name="T2">Instead of generating a random number between zero and a given number like we did before, we can generate a random number that falls within a range of two specific numbers. To do this, we'll define a minimum number </text:span><text:span text:style-name="Source_20_Text"><text:span text:style-name="T27">min</text:span></text:span><text:span text:style-name="T2"> and a maximum number </text:span><text:span text:style-name="Source_20_Text"><text:span text:style-name="T27">max</text:span></text:span><text:span text:style-name="T2">. Here's the formula we'll use. Take a moment to read it and try to understand what this code is doing:</text:span><text:span text:style-name="T3"> </text:span><text:span text:style-name="Source_20_Text"><text:span text:style-name="T26">Math.floor(Math.random() * (max - min + 1)) + min</text:span></text:span></text:p>
      <text:p text:style-name="P52"><text:span text:style-name="Source_20_Text"><text:span text:style-name="T57"/></text:span></text:p>
      <text:p text:style-name="P52"><text:span text:style-name="Source_20_Text"><text:span text:style-name="T105">// Example</text:span></text:span></text:p>
      <text:p text:style-name="P4"><text:span text:style-name="T74">function</text:span> <text:span text:style-name="T79">ourRandomRange</text:span>(<text:span text:style-name="T79">ourMin</text:span>, <text:span text:style-name="T79">ourMax</text:span>) {</text:p>
      <text:p text:style-name="P9"/>
      <text:p text:style-name="P4"><text:span text:style-name="T74">return</text:span> <text:span text:style-name="T108">Math</text:span>.<text:span text:style-name="T79">floor</text:span>(<text:span text:style-name="T108">Math</text:span>.<text:span text:style-name="T79">random</text:span>() * (<text:span text:style-name="T79">ourMax</text:span> - <text:span text:style-name="T79">ourMin</text:span> + <text:span text:style-name="T91">1</text:span>)) + <text:span text:style-name="T79">ourMin</text:span>;</text:p>
      <text:p text:style-name="P4">}</text:p>
      <text:p text:style-name="P9"><text:soft-page-break/></text:p>
      <text:p text:style-name="P4"><text:span text:style-name="T79">ourRandomRange</text:span>(<text:span text:style-name="T91">1</text:span>, <text:span text:style-name="T91">9</text:span>);</text:p>
      <text:p text:style-name="P9"/>
      <text:p text:style-name="P7">// Only change code below this line.</text:p>
      <text:p text:style-name="P9"/>
      <text:p text:style-name="P4"><text:span text:style-name="T74">function</text:span> <text:span text:style-name="T79">randomRange</text:span>(<text:span text:style-name="T79">myMin</text:span>, <text:span text:style-name="T79">myMax</text:span>) {</text:p>
      <text:p text:style-name="P4"><text:span text:style-name="T74">return</text:span> <text:span text:style-name="T108">Math</text:span>.<text:span text:style-name="T79">floor</text:span>(<text:span text:style-name="T108">Math</text:span>.<text:span text:style-name="T79">random</text:span>() * (<text:span text:style-name="T79">myMax</text:span> - <text:span text:style-name="T79">myMin</text:span> + <text:span text:style-name="T91">1</text:span>)) + <text:span text:style-name="T79">myMin</text:span>; <text:span text:style-name="T102">// Change this line</text:span></text:p>
      <text:p text:style-name="P9"/>
      <text:p text:style-name="P4">}</text:p>
      <text:p text:style-name="P9"/>
      <text:p text:style-name="P7">// Change these values to test your function</text:p>
      <text:p text:style-name="P4"><text:span text:style-name="T74">var</text:span> <text:span text:style-name="T79">myRandom</text:span> = <text:span text:style-name="T79">randomRange</text:span>(<text:span text:style-name="T91">5</text:span>, <text:span text:style-name="T91">15</text:span>);</text:p>
      <text:p text:style-name="P4"><text:span text:style-name="T79">console</text:span>.<text:span text:style-name="T79">log</text:span>(<text:span text:style-name="T79">myRandom</text:span>);</text:p>
      <text:p text:style-name="P52"><text:span text:style-name="Source_20_Text"><text:span text:style-name="T57"/></text:span></text:p>
      <text:h text:style-name="P47" text:outline-level="2"><text:span text:style-name="Source_20_Text"><text:span text:style-name="T97">Basic JavaScript: Use the parseInt Function</text:span></text:span></text:h>
      <text:p text:style-name="P35"><text:span text:style-name="T2">The </text:span><text:span text:style-name="Source_20_Text"><text:span text:style-name="T28">parseInt()</text:span></text:span><text:span text:style-name="T2"> function parses a string and returns an integer. Here's an example: </text:span><text:span text:style-name="Source_20_Text"><text:span text:style-name="T27">var a = parseInt("007");</text:span></text:span><text:span text:style-name="T2"> The above function converts the string "007" to an integer 7. If the first character in the string can't be converted into a number, then it returns </text:span><text:span text:style-name="Source_20_Text"><text:span text:style-name="T27">NaN</text:span></text:span></text:p>
      <text:p text:style-name="P52"><text:span text:style-name="Source_20_Text"><text:span text:style-name="T77">function</text:span></text:span><text:span text:style-name="Source_20_Text"><text:span text:style-name="T71"> </text:span></text:span><text:span text:style-name="Source_20_Text"><text:span text:style-name="T82">convertToInteger</text:span></text:span><text:span text:style-name="Source_20_Text"><text:span text:style-name="T71">(</text:span></text:span><text:span text:style-name="Source_20_Text"><text:span text:style-name="T82">str</text:span></text:span><text:span text:style-name="Source_20_Text"><text:span text:style-name="T71">) {</text:span></text:span></text:p>
      <text:p text:style-name="P6"><text:span text:style-name="T74">return</text:span> <text:span text:style-name="T79">parseInt</text:span>(<text:span text:style-name="T79">str</text:span>);</text:p>
      <text:p text:style-name="P4">}</text:p>
      <text:p text:style-name="P9"/>
      <text:p text:style-name="P4"><text:span text:style-name="T79">convertToInteger</text:span>(<text:span text:style-name="T85">"77"</text:span>);</text:p>
      <text:p text:style-name="P52"><text:span text:style-name="Source_20_Text"><text:span text:style-name="T60"/></text:span></text:p>
      <text:h text:style-name="P47" text:outline-level="2"><text:span text:style-name="Source_20_Text"><text:span text:style-name="T94"><text:line-break/></text:span></text:span><text:span text:style-name="Source_20_Text"><text:span text:style-name="T97">Basic JavaScript: Use the parseInt Function with a Radix</text:span></text:span></text:h>
      <text:p text:style-name="P35"><text:span text:style-name="T2">The </text:span><text:span text:style-name="Source_20_Text"><text:span text:style-name="T27">parseInt()</text:span></text:span><text:span text:style-name="T2"> function parses a string and returns an integer. It takes a second argument for the </text:span><text:span text:style-name="T3">radix,</text:span><text:span text:style-name="T2"> which specifies the base of the number in the string. The radix can be an integer between 2 and 36. The function call looks like:</text:span><text:span text:style-name="T3"> </text:span><text:span text:style-name="Source_20_Text"><text:span text:style-name="T26">parseInt(string, radix);</text:span></text:span><text:span text:style-name="T2"> And here's an example:</text:span><text:span text:style-name="T3"> </text:span><text:span text:style-name="Source_20_Text"><text:span text:style-name="T26">var a = parseInt("11", 2);</text:span></text:span><text:span text:style-name="T2"> The radix variable says that "11" is in the binary system, or base 2. This example converts the string "11" to an integer 3</text:span></text:p>
      <text:p text:style-name="P52"><text:span text:style-name="Source_20_Text"><text:span text:style-name="T58"/></text:span></text:p>
      <text:p text:style-name="P53"><text:span text:style-name="Source_20_Text"><text:span text:style-name="T63">Example</text:span></text:span></text:p>
      <text:p text:style-name="P53"><text:span text:style-name="Source_20_Text"><text:span text:style-name="T78">function</text:span></text:span><text:span text:style-name="Source_20_Text"><text:span text:style-name="T72"> </text:span></text:span><text:span text:style-name="Source_20_Text"><text:span text:style-name="T83">convertToInteger</text:span></text:span><text:span text:style-name="Source_20_Text"><text:span text:style-name="T72">(</text:span></text:span><text:span text:style-name="Source_20_Text"><text:span text:style-name="T83">str</text:span></text:span><text:span text:style-name="Source_20_Text"><text:span text:style-name="T72">) {</text:span></text:span></text:p>
      <text:p text:style-name="P4"><text:span text:style-name="T74">return</text:span> <text:span text:style-name="T79">parseInt</text:span>(<text:span text:style-name="T79">str, </text:span><text:span text:style-name="T84">2</text:span>);</text:p>
      <text:p text:style-name="P4">}</text:p>
      <text:p text:style-name="P9"/>
      <text:p text:style-name="P4"><text:span text:style-name="T79">convertToInteger</text:span>(<text:span text:style-name="T85">"10011"</text:span>);</text:p>
      <text:p text:style-name="P53"><text:span text:style-name="Source_20_Text"><text:span text:style-name="T59"/></text:span></text:p>
      <text:p text:style-name="P53"><text:soft-page-break/><text:span text:style-name="Source_20_Text"><text:span text:style-name="T59"/></text:span></text:p>
      <text:h text:style-name="P48" text:outline-level="2"><text:span text:style-name="Source_20_Text"><text:span text:style-name="T98">Basic JavaScript: Use the Conditional (Ternary) Operator</text:span></text:span></text:h>
      <text:p text:style-name="P19"><text:span text:style-name="T2">The</text:span><text:span text:style-name="T6"> </text:span><text:span text:style-name="Definition"><text:span text:style-name="T8">conditional operator</text:span></text:span><text:span text:style-name="T6">,</text:span><text:span text:style-name="T2"> also called the </text:span><text:span text:style-name="Definition"><text:span text:style-name="T7">ternary operator</text:span></text:span><text:span text:style-name="T2">, can be used as a one line if-else expression. The syntax is: </text:span><text:span text:style-name="Source_20_Text"><text:span text:style-name="T27">condition ? statement-if-true : statement-if-false;</text:span></text:span><text:span text:style-name="T2"> The following function uses an if-else statement to check a condition:</text:span></text:p>
      <text:p text:style-name="P60"><text:span text:style-name="Source_20_Text"><text:span text:style-name="T27">function findGreater(a, b) {</text:span></text:span></text:p>
      <text:p text:style-name="P76"><text:span text:style-name="Source_20_Text"><text:span text:style-name="T39"><text:s text:c="2"/></text:span></text:span><text:span text:style-name="Source_20_Text"><text:span text:style-name="T27">if(a &gt; b) {</text:span></text:span></text:p>
      <text:p text:style-name="P76"><text:span text:style-name="Source_20_Text"><text:span text:style-name="T39"><text:s text:c="4"/></text:span></text:span><text:span text:style-name="Source_20_Text"><text:span text:style-name="T27">return "a is greater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39"><text:s text:c="2"/></text:span></text:span><text:span text:style-name="Source_20_Text"><text:span text:style-name="T27">else {</text:span></text:span></text:p>
      <text:p text:style-name="P76"><text:span text:style-name="Source_20_Text"><text:span text:style-name="T39"><text:s text:c="4"/></text:span></text:span><text:span text:style-name="Source_20_Text"><text:span text:style-name="T27">return "b is greater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27">}</text:span></text:span></text:p>
      <text:p text:style-name="P61"><text:span text:style-name="T2">This can be re-written using the </text:span><text:span text:style-name="Source_20_Text"><text:span text:style-name="T27">conditional operator</text:span></text:span><text:span text:style-name="T2">:</text:span></text:p>
      <text:p text:style-name="P60"><text:span text:style-name="Source_20_Text"><text:span text:style-name="T27">function findGreater(a, b) {</text:span></text:span></text:p>
      <text:p text:style-name="P76"><text:span text:style-name="Source_20_Text"><text:span text:style-name="T39"><text:s text:c="2"/></text:span></text:span><text:span text:style-name="Source_20_Text"><text:span text:style-name="T27">return a &gt; b ? "a is greater" : "b is greater";</text:span></text:span></text:p>
      <text:p text:style-name="P76"><text:span text:style-name="Source_20_Text"><text:span text:style-name="T27">}</text:span></text:span></text:p>
      <text:p text:style-name="P76"><text:span text:style-name="Source_20_Text"><text:span text:style-name="T27"/></text:span></text:p>
      <text:p text:style-name="P91"><text:span text:style-name="Source_20_Text"><text:span text:style-name="T41">function</text:span></text:span><text:span text:style-name="Source_20_Text"><text:span text:style-name="T47"> </text:span></text:span><text:span text:style-name="Source_20_Text"><text:span text:style-name="T44">checkEqual</text:span></text:span><text:span text:style-name="Source_20_Text"><text:span text:style-name="T47">(</text:span></text:span><text:span text:style-name="Source_20_Text"><text:span text:style-name="T44">a</text:span></text:span><text:span text:style-name="Source_20_Text"><text:span text:style-name="T47">, </text:span></text:span><text:span text:style-name="Source_20_Text"><text:span text:style-name="T44">b</text:span></text:span><text:span text:style-name="Source_20_Text"><text:span text:style-name="T47">) {</text:span></text:span></text:p>
      <text:p text:style-name="P4"><text:span text:style-name="T74">return</text:span> <text:span text:style-name="T79">a</text:span> === <text:span text:style-name="T79">b</text:span> ? <text:span text:style-name="T85">"Equal"</text:span> : <text:span text:style-name="T85">"Not Equal"</text:span>;</text:p>
      <text:p text:style-name="P4">}</text:p>
      <text:p text:style-name="P9"/>
      <text:p text:style-name="P4"><text:span text:style-name="T79">console</text:span>.<text:span text:style-name="T79">log</text:span>(<text:span text:style-name="T79">checkEqual</text:span>(<text:span text:style-name="T91">1</text:span>, -<text:span text:style-name="T91">1</text:span>));</text:p>
      <text:p text:style-name="P76"><text:span text:style-name="Source_20_Text"><text:span text:style-name="T27"/></text:span></text:p>
      <text:p text:style-name="P53"><text:span text:style-name="Source_20_Text"><text:span text:style-name="T59"/></text:span></text:p>
      <text:h text:style-name="P48" text:outline-level="2"><text:span text:style-name="Source_20_Text"><text:span text:style-name="T98">Basic JavaScript: Use the Conditional (Ternary) Operator</text:span></text:span></text:h>
      <text:p text:style-name="P19"><text:span text:style-name="T2">The </text:span><text:span text:style-name="Definition"><text:span text:style-name="T7">conditional operator</text:span></text:span><text:span text:style-name="T2">, also called the </text:span><text:span text:style-name="Definition"><text:span text:style-name="T7">ternary operator</text:span></text:span><text:span text:style-name="T2">, can be used as a one line if-else expression. The syntax is: </text:span><text:span text:style-name="Source_20_Text"><text:span text:style-name="T27">condition ? statement-if-true : statement-if-false;</text:span></text:span><text:span text:style-name="T2"> The following function uses an if-else statement to check a condition:</text:span></text:p>
      <text:p text:style-name="P60"><text:span text:style-name="Source_20_Text"><text:span text:style-name="T27">function findGreater(a, b) {</text:span></text:span></text:p>
      <text:p text:style-name="P76"><text:span text:style-name="Source_20_Text"><text:span text:style-name="T39"><text:s text:c="2"/></text:span></text:span><text:span text:style-name="Source_20_Text"><text:span text:style-name="T27">if(a &gt; b) {</text:span></text:span></text:p>
      <text:p text:style-name="P76"><text:span text:style-name="Source_20_Text"><text:span text:style-name="T39"><text:s text:c="4"/></text:span></text:span><text:span text:style-name="Source_20_Text"><text:span text:style-name="T27">return "a is greater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oft-page-break/><text:span text:style-name="Source_20_Text"><text:span text:style-name="T39"><text:s text:c="2"/></text:span></text:span><text:span text:style-name="Source_20_Text"><text:span text:style-name="T27">else {</text:span></text:span></text:p>
      <text:p text:style-name="P76"><text:span text:style-name="Source_20_Text"><text:span text:style-name="T39"><text:s text:c="4"/></text:span></text:span><text:span text:style-name="Source_20_Text"><text:span text:style-name="T27">return "b is greater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27">}</text:span></text:span></text:p>
      <text:p text:style-name="P61"><text:span text:style-name="T2">This can be re-written using the </text:span><text:span text:style-name="Source_20_Text"><text:span text:style-name="T27">conditional operator</text:span></text:span><text:span text:style-name="T2">:</text:span></text:p>
      <text:p text:style-name="P60"><text:span text:style-name="Source_20_Text"><text:span text:style-name="T27">function findGreater(a, b) {</text:span></text:span></text:p>
      <text:p text:style-name="P76"><text:span text:style-name="Source_20_Text"><text:span text:style-name="T39"><text:s text:c="2"/></text:span></text:span><text:span text:style-name="Source_20_Text"><text:span text:style-name="T27">return a &gt; b ? "a is greater" : "b is greater";</text:span></text:span></text:p>
      <text:p text:style-name="P76"><text:span text:style-name="Source_20_Text"><text:span text:style-name="T27">}</text:span></text:span></text:p>
      <text:p text:style-name="P76"><text:span text:style-name="Source_20_Text"><text:span text:style-name="T27"/></text:span></text:p>
      <text:p text:style-name="P76"><text:span text:style-name="Source_20_Text"><text:span text:style-name="T27"/></text:span></text:p>
      <text:p text:style-name="P76"><text:span text:style-name="Source_20_Text"><text:span text:style-name="T27"/></text:span></text:p>
      <text:p text:style-name="P77"><text:span text:style-name="Source_20_Text"><text:span text:style-name="T29">Setup</text:span></text:span></text:p>
      <text:p text:style-name="P53"><text:span text:style-name="Source_20_Text"><text:span text:style-name="T78">function</text:span></text:span><text:span text:style-name="Source_20_Text"><text:span text:style-name="T72"> </text:span></text:span><text:span text:style-name="Source_20_Text"><text:span text:style-name="T83">checkEqual</text:span></text:span><text:span text:style-name="Source_20_Text"><text:span text:style-name="T72">(</text:span></text:span><text:span text:style-name="Source_20_Text"><text:span text:style-name="T83">a</text:span></text:span><text:span text:style-name="Source_20_Text"><text:span text:style-name="T72">, </text:span></text:span><text:span text:style-name="Source_20_Text"><text:span text:style-name="T83">b</text:span></text:span><text:span text:style-name="Source_20_Text"><text:span text:style-name="T72">) {</text:span></text:span></text:p>
      <text:p text:style-name="P4"><text:span text:style-name="T74">return</text:span> <text:span text:style-name="T79">a</text:span> === <text:span text:style-name="T79">b</text:span> ? <text:span text:style-name="T85">"Equal"</text:span> : <text:span text:style-name="T85">"Not Equal"</text:span>;</text:p>
      <text:p text:style-name="P4"><text:span text:style-name="T74">return</text:span> <text:span text:style-name="T79">a</text:span> === <text:span text:style-name="T79">b</text:span>;</text:p>
      <text:p text:style-name="P4">}</text:p>
      <text:p text:style-name="P9"/>
      <text:p text:style-name="P4"><text:span text:style-name="T79">console</text:span>.<text:span text:style-name="T79">log</text:span>(<text:span text:style-name="T79">checkEqual</text:span>(<text:span text:style-name="T91">1</text:span>, <text:span text:style-name="T91">1</text:span>));</text:p>
      <text:p text:style-name="P53"><text:span text:style-name="Source_20_Text"><text:span text:style-name="T59"/></text:span></text:p>
      <text:p text:style-name="P58"><text:span text:style-name="Source_20_Text"><text:span text:style-name="T107">// running tests</text:span></text:span></text:p>
      <text:p text:style-name="P78">// tests completed</text:p>
      <text:p text:style-name="P78">// console output</text:p>
      <text:p text:style-name="P79"/>
      <text:p text:style-name="P78">"Equal"</text:p>
      <text:p text:style-name="P53"><text:span text:style-name="Source_20_Text"><text:span text:style-name="T59"/></text:span></text:p>
      <text:h text:style-name="P48" text:outline-level="2"><text:span text:style-name="Source_20_Text"><text:span text:style-name="T98">Basic JavaScript: Use Multiple Conditional (Ternary) Operators</text:span></text:span></text:h>
      <text:p text:style-name="P19"><text:span text:style-name="T2">In the previous challenge, you used a single </text:span><text:span text:style-name="Source_20_Text"><text:span text:style-name="T27">conditional operator</text:span></text:span><text:span text:style-name="T2">. You can also chain them together to check for multiple conditions. The following function uses if, else if, and else statements to check multiple conditions:</text:span></text:p>
      <text:p text:style-name="P60"><text:span text:style-name="Source_20_Text"><text:span text:style-name="T27">function findGreaterOrEqual(a, b) {</text:span></text:span></text:p>
      <text:p text:style-name="P76"><text:span text:style-name="Source_20_Text"><text:span text:style-name="T39"><text:s text:c="2"/></text:span></text:span><text:span text:style-name="Source_20_Text"><text:span text:style-name="T27">if (a === b) {</text:span></text:span></text:p>
      <text:p text:style-name="P76"><text:span text:style-name="Source_20_Text"><text:span text:style-name="T39"><text:s text:c="4"/></text:span></text:span><text:span text:style-name="Source_20_Text"><text:span text:style-name="T27">return "a and b are equal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39"><text:s text:c="2"/></text:span></text:span><text:span text:style-name="Source_20_Text"><text:span text:style-name="T27">else if (a &gt; b) {</text:span></text:span></text:p>
      <text:p text:style-name="P76"><text:span text:style-name="Source_20_Text"><text:span text:style-name="T39"><text:s text:c="4"/></text:span></text:span><text:span text:style-name="Source_20_Text"><text:span text:style-name="T27">return "a is greater";</text:span></text:span></text:p>
      <text:p text:style-name="P76"><text:soft-page-break/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39"><text:s text:c="2"/></text:span></text:span><text:span text:style-name="Source_20_Text"><text:span text:style-name="T27">else {</text:span></text:span></text:p>
      <text:p text:style-name="P76"><text:span text:style-name="Source_20_Text"><text:span text:style-name="T39"><text:s text:c="4"/></text:span></text:span><text:span text:style-name="Source_20_Text"><text:span text:style-name="T27">return "b is greater";</text:span></text:span></text:p>
      <text:p text:style-name="P76"><text:span text:style-name="Source_20_Text"><text:span text:style-name="T39"><text:s text:c="2"/></text:span></text:span><text:span text:style-name="Source_20_Text"><text:span text:style-name="T27">}</text:span></text:span></text:p>
      <text:p text:style-name="P76"><text:span text:style-name="Source_20_Text"><text:span text:style-name="T27">}</text:span></text:span></text:p>
      <text:p text:style-name="P61"><text:span text:style-name="T2">The above function can be re-written using multiple </text:span><text:span text:style-name="Source_20_Text"><text:span text:style-name="T27">conditional operators</text:span></text:span><text:span text:style-name="T2">:</text:span></text:p>
      <text:p text:style-name="P60"><text:span text:style-name="Source_20_Text"><text:span text:style-name="T27">function findGreaterOrEqual(a, b) {</text:span></text:span></text:p>
      <text:p text:style-name="P76"><text:span text:style-name="Source_20_Text"><text:span text:style-name="T39"><text:s text:c="2"/></text:span></text:span><text:span text:style-name="Source_20_Text"><text:span text:style-name="T27">return (a === b) ? "a and b are equal" </text:span></text:span></text:p>
      <text:p text:style-name="P76"><text:span text:style-name="Source_20_Text"><text:span text:style-name="T39"><text:s text:c="4"/></text:span></text:span><text:span text:style-name="Source_20_Text"><text:span text:style-name="T27">: (a &gt; b) ? "a is greater" </text:span></text:span></text:p>
      <text:p text:style-name="P76"><text:span text:style-name="Source_20_Text"><text:span text:style-name="T39"><text:s text:c="4"/></text:span></text:span><text:span text:style-name="Source_20_Text"><text:span text:style-name="T27">: "b is greater";</text:span></text:span></text:p>
      <text:p text:style-name="P76"><text:span text:style-name="Source_20_Text"><text:span text:style-name="T27">}</text:span></text:span></text:p>
      <text:p text:style-name="P61"><text:span text:style-name="T2">However, this should be used with care as using multiple </text:span><text:span text:style-name="Source_20_Text"><text:span text:style-name="T27">conditional operators</text:span></text:span><text:span text:style-name="T2"> without proper indentation may make your code hard to read. For example:</text:span></text:p>
      <text:p text:style-name="P60"><text:span text:style-name="Source_20_Text"><text:span text:style-name="T27">function findGreaterOrEqual(a, b) {</text:span></text:span></text:p>
      <text:p text:style-name="P76"><text:span text:style-name="Source_20_Text"><text:span text:style-name="T39"><text:s text:c="2"/></text:span></text:span><text:span text:style-name="Source_20_Text"><text:span text:style-name="T27">return (a === b) ? "a and b are equal" : (a &gt; b) ? "a is greater" : "b is greater";</text:span></text:span></text:p>
      <text:p text:style-name="P76"><text:span text:style-name="Source_20_Text"><text:span text:style-name="T27">}</text:span></text:span></text:p>
      <text:p text:style-name="P87"/>
      <text:p text:style-name="P72"><text:span text:style-name="T2">Use multiple </text:span><text:span text:style-name="Source_20_Text"><text:span text:style-name="T27">conditional operators</text:span></text:span><text:span text:style-name="T2"> in the </text:span><text:span text:style-name="Source_20_Text"><text:span text:style-name="T27">checkSign</text:span></text:span><text:span text:style-name="T2"> function to check if a number is positive, negative or zero.</text:span></text:p>
      <text:p text:style-name="P73"/>
      <text:p text:style-name="P74">Setup:</text:p>
      <text:p text:style-name="P53"><text:span text:style-name="Source_20_Text"><text:span text:style-name="T78">function</text:span></text:span><text:span text:style-name="Source_20_Text"><text:span text:style-name="T72"> </text:span></text:span><text:span text:style-name="Source_20_Text"><text:span text:style-name="T83">checkSign</text:span></text:span><text:span text:style-name="Source_20_Text"><text:span text:style-name="T72">(</text:span></text:span><text:span text:style-name="Source_20_Text"><text:span text:style-name="T83">num</text:span></text:span><text:span text:style-name="Source_20_Text"><text:span text:style-name="T72">) {</text:span></text:span></text:p>
      <text:p text:style-name="P4"><text:span text:style-name="T74">return</text:span> <text:span text:style-name="T79">num</text:span> &gt; <text:span text:style-name="T91">0</text:span> ? <text:span text:style-name="T85">"positive"</text:span> : <text:span text:style-name="T79">num</text:span> &lt; <text:span text:style-name="T91">0</text:span> ? <text:span text:style-name="T85">"negative"</text:span> : <text:span text:style-name="T85">"zero"</text:span></text:p>
      <text:p text:style-name="P4">}</text:p>
      <text:p text:style-name="P9"/>
      <text:p text:style-name="P4"><text:span text:style-name="T79">checkSign</text:span>(<text:span text:style-name="T91">10</text:span>);</text:p>
      <text:p text:style-name="P53"><text:span text:style-name="Source_20_Text"><text:span text:style-name="T5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1" svg:font-family="Lato, apple-system, BlinkMacSystemFont, 'Segoe UI', Roboto, Oxygen, Ubuntu, Cantarell, 'Fira Sans', 'Droid Sans', 'Helvetica Neue', sans-serif"/>
    <style:font-face style:name="Lato2" svg:font-family="Lato, sans-serif"/>
    <style:font-face style:name="SFMono-Regular" svg:font-family="SFMono-Regular, Consolas, 'Roboto Mono', 'Droid Sans Mono', 'Liberation Mono', Menlo, Courier, monospace"/>
    <style:font-face style:name="monospace" svg:font-family="monospace, monospace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FMono-Regular1" svg:font-family="SFMono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ato3" svg:font-family="Lato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2" svg:font-family="SFMono-Regul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orphans="0" fo:widows="0" fo:hyphenation-ladder-count="no-limit"/>
      <style:text-properties style:use-window-font-color="true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en" style:country-asian="US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6:38:28.486000000</meta:creation-date>
    <dc:date>2020-06-11T19:50:38.655000000</dc:date>
    <meta:editing-duration>PT21H23M35S</meta:editing-duration>
    <meta:editing-cycles>37</meta:editing-cycles>
    <meta:generator>LibreOffice/6.2.3.2$Windows_X86_64 LibreOffice_project/aecc05fe267cc68dde00352a451aa867b3b546ac</meta:generator>
    <meta:document-statistic meta:table-count="0" meta:image-count="0" meta:object-count="0" meta:page-count="15" meta:paragraph-count="343" meta:word-count="2687" meta:character-count="16078" meta:non-whitespace-character-count="13638"/>
  </office:meta>
</office:document-meta>
</file>